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color="#666666" fo:font-size="12pt" fo:font-weight="bold" style:font-size-asian="12pt" style:font-weight-asian="bold" style:font-size-complex="12pt" style:font-weight-complex="bold"/>
    </style:style>
    <style:style style:name="P3" style:family="paragraph" style:parent-style-name="Standard">
      <style:paragraph-properties fo:break-before="auto" fo:break-after="auto" style:writing-mode="lr-tb"/>
      <style:text-properties fo:background-color="#ffffff"/>
    </style:style>
    <style:style style:name="P4"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margin-top="0in" fo:margin-bottom="0in" fo:break-before="auto" fo:break-after="auto" style:writing-mode="lr-tb"/>
    </style:style>
    <style:style style:name="P6" style:family="paragraph" style:parent-style-name="Standard">
      <style:paragraph-properties fo:margin-top="0in" fo:margin-bottom="0in" fo:break-before="auto" fo:break-after="auto" style:writing-mode="lr-tb"/>
      <style:text-properties fo:color="#666666" fo:font-size="12pt" fo:font-weight="bold" style:font-size-asian="12pt" style:font-weight-asian="bold" style:font-size-complex="12pt" style:font-weight-complex="bold"/>
    </style:style>
    <style:style style:name="P7" style:family="paragraph" style:parent-style-name="Standard">
      <style:paragraph-properties fo:margin-left="0.5in" fo:margin-right="0in" fo:text-indent="0in" style:auto-text-indent="false" fo:break-before="auto" fo:break-after="auto" style:writing-mode="lr-tb"/>
    </style:style>
    <style:style style:name="P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9" style:family="paragraph" style:parent-style-name="Standard" style:list-style-name="LS1">
      <style:paragraph-properties fo:margin-top="0in" fo:margin-bottom="0in" fo:break-before="auto" fo:break-after="auto" style:writing-mode="lr-tb"/>
    </style:style>
    <style:style style:name="P10" style:family="paragraph" style:parent-style-name="Standard" style:list-style-name="LS2">
      <style:paragraph-properties fo:margin-top="0in" fo:margin-bottom="0in" fo:break-before="auto" fo:break-after="auto" style:writing-mode="lr-tb"/>
    </style:style>
    <style:style style:name="P11" style:family="paragraph" style:parent-style-name="Standard" style:list-style-name="LS3">
      <style:paragraph-properties fo:margin-top="0in" fo:margin-bottom="0in" fo:break-before="auto" fo:break-after="auto" style:writing-mode="lr-tb"/>
    </style:style>
    <style:style style:name="P12" style:family="paragraph" style:parent-style-name="Standard" style:list-style-name="LS4">
      <style:paragraph-properties fo:margin-top="0in" fo:margin-bottom="0in" fo:break-before="auto" fo:break-after="auto" style:writing-mode="lr-tb"/>
    </style:style>
    <style:style style:name="P13" style:family="paragraph" style:parent-style-name="Standard" style:list-style-name="LS5">
      <style:paragraph-properties fo:margin-top="0in" fo:margin-bottom="0in" fo:break-before="auto" fo:break-after="auto" style:writing-mode="lr-tb"/>
    </style:style>
    <style:style style:name="P14" style:family="paragraph" style:parent-style-name="Standard" style:list-style-name="LS6">
      <style:paragraph-properties fo:margin-top="0in" fo:margin-bottom="0in" fo:break-before="auto" fo:break-after="auto" style:writing-mode="lr-tb"/>
    </style:style>
    <style:style style:name="P15" style:family="paragraph" style:parent-style-name="Standard" style:list-style-name="LS7">
      <style:paragraph-properties fo:margin-top="0in" fo:margin-bottom="0in" fo:break-before="auto" fo:break-after="auto" style:writing-mode="lr-tb"/>
    </style:style>
    <style:style style:name="P16" style:family="paragraph" style:parent-style-name="Standard" style:list-style-name="LS8">
      <style:paragraph-properties fo:margin-top="0in" fo:margin-bottom="0in" fo:break-before="auto" fo:break-after="auto" style:writing-mode="lr-tb"/>
    </style:style>
    <style:style style:name="P17" style:family="paragraph" style:parent-style-name="Heading_20_1" style:master-page-name="Standard">
      <style:paragraph-properties style:page-number="auto" fo:break-before="auto" fo:break-after="auto" style:writing-mode="lr-tb"/>
    </style:style>
    <style:style style:name="P18" style:family="paragraph" style:parent-style-name="Heading_20_2">
      <style:paragraph-properties fo:break-before="auto" fo:break-after="auto" style:writing-mode="lr-tb"/>
    </style:style>
    <style:style style:name="P19" style:family="paragraph" style:parent-style-name="Heading_20_2">
      <style:paragraph-properties fo:margin-top="0.25in" fo:margin-bottom="0.0555in" fo:break-before="auto" fo:break-after="auto" style:writing-mode="lr-tb"/>
    </style:style>
    <style:style style:name="P20" style:family="paragraph" style:parent-style-name="Heading_20_3">
      <style:paragraph-properties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style:style>
    <style:style style:name="T3" style:family="text">
      <style:text-properties fo:color="#373737" fo:font-size="12pt" fo:background-color="#ffffff" style:font-size-asian="12pt" style:font-size-complex="12pt"/>
    </style:style>
    <style:style style:name="T4" style:family="text">
      <style:text-properties fo:color="#666666"/>
    </style:style>
    <style:style style:name="T5" style:family="text">
      <style:text-properties fo:color="#666666" fo:font-size="12pt" fo:font-weight="bold" style:font-size-asian="12pt" style:font-weight-asian="bold" style:font-size-complex="12pt" style:font-weight-complex="bold"/>
    </style:style>
    <style:style style:name="T6" style:family="text">
      <style:text-properties fo:color="#666666" fo:font-weight="bold"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background-color="#ffffff"/>
    </style:style>
    <style:style style:name="T9" style:family="text">
      <style:text-properties fo:color="#222222" fo:background-color="#ffffff"/>
    </style:style>
    <style:style style:name="T10" style:family="text">
      <style:text-properties fo:color="#3e4349" fo:background-color="#ffffff"/>
    </style:style>
    <style:style style:name="T11" style:family="text">
      <style:text-properties fo:color="#000000" fo:font-size="11pt" fo:font-weight="normal" style:font-size-asian="11pt" style:font-weight-asian="normal" style:font-size-complex="11pt" style:font-weight-complex="normal"/>
    </style:style>
    <style:style style:name="T12" style:family="text">
      <style:text-properties fo:color="#000000" fo:font-size="14pt" style:font-size-asian="14pt" style:font-size-complex="14pt"/>
    </style:style>
    <style:style style:name="T13" style:family="text">
      <style:text-properties fo:font-weight="normal" fo:background-color="#ffffff" style:font-weight-asian="normal" style:font-weight-complex="normal"/>
    </style:style>
    <style:style style:name="T1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0"><text:bookmark text:name="h.gy0921gm3ypt"/>Tech + Contact</text:h>
      <text:h text:style-name="P18" text:outline-level="10"><text:bookmark text:name="h.bf1qafcrtc5x"/>Box2D</text:h>
      <text:h text:style-name="P20" text:outline-level="10"><text:bookmark text:name="h.6bsjsw2ffnqm"/>Vitals:</text:h>
      <text:p text:style-name="P1">Site: <text:a xlink:type="simple" xlink:href="http://box2d.org/"><text:span text:style-name="T1">http</text:span></text:a><text:a xlink:type="simple" xlink:href="http://box2d.org/"><text:span text:style-name="T1">://</text:span></text:a><text:a xlink:type="simple" xlink:href="http://box2d.org/"><text:span text:style-name="T1">box</text:span></text:a><text:a xlink:type="simple" xlink:href="http://box2d.org/"><text:span text:style-name="T1">2</text:span></text:a><text:a xlink:type="simple" xlink:href="http://box2d.org/"><text:span text:style-name="T1">d</text:span></text:a><text:a xlink:type="simple" xlink:href="http://box2d.org/"><text:span text:style-name="T1">.</text:span></text:a><text:a xlink:type="simple" xlink:href="http://box2d.org/"><text:span text:style-name="T1">org</text:span></text:a><text:a xlink:type="simple" xlink:href="http://box2d.org/"><text:span text:style-name="T1">/</text:span></text:a></text:p>
      <text:p text:style-name="P1">Original Developer: E<text:span text:style-name="T3">rin</text:span><text:span text:style-name="T3"> </text:span><text:span text:style-name="T3">Catto</text:span></text:p>
      <text:h text:style-name="P20" text:outline-level="10"><text:bookmark text:name="h.d2w4dcjkamwx"/>Contact:</text:h>
      <text:p text:style-name="P1">Email: N/A</text:p>
      <text:p text:style-name="P1">IRC: #box2d on Freenode</text:p>
      <text:p text:style-name="P1">Forum: <text:a xlink:type="simple" xlink:href="http://box2d.org/forum/index.php"><text:span text:style-name="T1">http</text:span></text:a><text:a xlink:type="simple" xlink:href="http://box2d.org/forum/index.php"><text:span text:style-name="T1">://</text:span></text:a><text:a xlink:type="simple" xlink:href="http://box2d.org/forum/index.php"><text:span text:style-name="T1">box</text:span></text:a><text:a xlink:type="simple" xlink:href="http://box2d.org/forum/index.php"><text:span text:style-name="T1">2</text:span></text:a><text:a xlink:type="simple" xlink:href="http://box2d.org/forum/index.php"><text:span text:style-name="T1">d</text:span></text:a><text:a xlink:type="simple" xlink:href="http://box2d.org/forum/index.php"><text:span text:style-name="T1">.</text:span></text:a><text:a xlink:type="simple" xlink:href="http://box2d.org/forum/index.php"><text:span text:style-name="T1">org</text:span></text:a><text:a xlink:type="simple" xlink:href="http://box2d.org/forum/index.php"><text:span text:style-name="T1">/</text:span></text:a><text:a xlink:type="simple" xlink:href="http://box2d.org/forum/index.php"><text:span text:style-name="T1">forum</text:span></text:a><text:a xlink:type="simple" xlink:href="http://box2d.org/forum/index.php"><text:span text:style-name="T1">/</text:span></text:a><text:a xlink:type="simple" xlink:href="http://box2d.org/forum/index.php"><text:span text:style-name="T1">index</text:span></text:a><text:a xlink:type="simple" xlink:href="http://box2d.org/forum/index.php"><text:span text:style-name="T1">.</text:span></text:a><text:a xlink:type="simple" xlink:href="http://box2d.org/forum/index.php"><text:span text:style-name="T1">php</text:span></text:a></text:p>
      <text:p text:style-name="P1">LinkedIn: <text:a xlink:type="simple" xlink:href="http://www.linkedin.com/profile/view?id=6495563&amp;authType=NAME_SEARCH&amp;authToken=Wyqb&amp;locale=en_US&amp;srchid=adc7cd48-85a6-43b3-9a85-d4e8b1d8b929-0&amp;srchindex=1&amp;srchtotal=2&amp;goback=%2Efps_PBCK_*1_Erin_Catto_*1_*1_*1_*1_*2_*1_Y_*1_*1_*1_false_1_R_*1_*51_*1_*51_true_*2_*2_*2_*2_*2_*2_*2_*2_*2_*2_*2_*2_*2_*2_*2_*2_*2_*2_*2_*2_*2&amp;pvs=ps&amp;trk=pp_profile_name_link"><text:span text:style-name="T1">Profile</text:span></text:a> (may require account)</text:p>
      <text:p text:style-name="P1">Twitter: <text:a xlink:type="simple" xlink:href="http://www.twitter.com/erin_catto"><text:span text:style-name="T1">http</text:span></text:a><text:a xlink:type="simple" xlink:href="http://www.twitter.com/erin_catto"><text:span text:style-name="T1">://</text:span></text:a><text:a xlink:type="simple" xlink:href="http://www.twitter.com/erin_catto"><text:span text:style-name="T1">www</text:span></text:a><text:a xlink:type="simple" xlink:href="http://www.twitter.com/erin_catto"><text:span text:style-name="T1">.</text:span></text:a><text:a xlink:type="simple" xlink:href="http://www.twitter.com/erin_catto"><text:span text:style-name="T1">twitter</text:span></text:a><text:a xlink:type="simple" xlink:href="http://www.twitter.com/erin_catto"><text:span text:style-name="T1">.</text:span></text:a><text:a xlink:type="simple" xlink:href="http://www.twitter.com/erin_catto"><text:span text:style-name="T1">com</text:span></text:a><text:a xlink:type="simple" xlink:href="http://www.twitter.com/erin_catto"><text:span text:style-name="T1">/</text:span></text:a><text:a xlink:type="simple" xlink:href="http://www.twitter.com/erin_catto"><text:span text:style-name="T1">erin</text:span></text:a><text:a xlink:type="simple" xlink:href="http://www.twitter.com/erin_catto"><text:span text:style-name="T1">_</text:span></text:a><text:a xlink:type="simple" xlink:href="http://www.twitter.com/erin_catto"><text:span text:style-name="T1">catto</text:span></text:a> (Erin Catto)</text:p>
      <text:h text:style-name="P18" text:outline-level="10"><text:bookmark text:name="h.3wwkoy4b1tpc"/>FIFE</text:h>
      <text:p text:style-name="P1"><text:span text:style-name="T5">Vitals</text:span><text:span text:style-name="T5">:</text:span></text:p>
      <text:p text:style-name="P1">Site: <text:a xlink:type="simple" xlink:href="http://fifengine.net/"><text:span text:style-name="T1">http</text:span></text:a><text:a xlink:type="simple" xlink:href="http://fifengine.net/"><text:span text:style-name="T1">://</text:span></text:a><text:a xlink:type="simple" xlink:href="http://fifengine.net/"><text:span text:style-name="T1">fifengine</text:span></text:a><text:a xlink:type="simple" xlink:href="http://fifengine.net/"><text:span text:style-name="T1">.</text:span></text:a><text:a xlink:type="simple" xlink:href="http://fifengine.net/"><text:span text:style-name="T1">net</text:span></text:a><text:a xlink:type="simple" xlink:href="http://fifengine.net/"><text:span text:style-name="T1">/</text:span></text:a></text:p>
      <text:p text:style-name="P1">Wiki: <text:a xlink:type="simple" xlink:href="http://wiki.fifengine.net/"><text:span text:style-name="T1">http</text:span></text:a><text:a xlink:type="simple" xlink:href="http://wiki.fifengine.net/"><text:span text:style-name="T1">://</text:span></text:a><text:a xlink:type="simple" xlink:href="http://wiki.fifengine.net/"><text:span text:style-name="T1">wiki</text:span></text:a><text:a xlink:type="simple" xlink:href="http://wiki.fifengine.net/"><text:span text:style-name="T1">.</text:span></text:a><text:a xlink:type="simple" xlink:href="http://wiki.fifengine.net/"><text:span text:style-name="T1">fifengine</text:span></text:a><text:a xlink:type="simple" xlink:href="http://wiki.fifengine.net/"><text:span text:style-name="T1">.</text:span></text:a><text:a xlink:type="simple" xlink:href="http://wiki.fifengine.net/"><text:span text:style-name="T1">net</text:span></text:a><text:a xlink:type="simple" xlink:href="http://wiki.fifengine.net/"><text:span text:style-name="T1">/</text:span></text:a></text:p>
      <text:p text:style-name="P1"/>
      <text:p text:style-name="P1"><text:span text:style-name="T5">Contact</text:span><text:span text:style-name="T5">:</text:span></text:p>
      <text:p text:style-name="P1">Email: N/A</text:p>
      <text:p text:style-name="P1">IRC: 6667 #fife on Freenode</text:p>
      <text:p text:style-name="P1">Forum (“Introduce Yourself” section answered by developers daily) : <text:a xlink:type="simple" xlink:href="http://forums.fifengine.net/"><text:span text:style-name="T1">http</text:span></text:a><text:a xlink:type="simple" xlink:href="http://forums.fifengine.net/"><text:span text:style-name="T1">://</text:span></text:a><text:a xlink:type="simple" xlink:href="http://forums.fifengine.net/"><text:span text:style-name="T1">forums</text:span></text:a><text:a xlink:type="simple" xlink:href="http://forums.fifengine.net/"><text:span text:style-name="T1">.</text:span></text:a><text:a xlink:type="simple" xlink:href="http://forums.fifengine.net/"><text:span text:style-name="T1">fifengine</text:span></text:a><text:a xlink:type="simple" xlink:href="http://forums.fifengine.net/"><text:span text:style-name="T1">.</text:span></text:a><text:a xlink:type="simple" xlink:href="http://forums.fifengine.net/"><text:span text:style-name="T1">net</text:span></text:a><text:a xlink:type="simple" xlink:href="http://forums.fifengine.net/"><text:span text:style-name="T1">/</text:span></text:a></text:p>
      <text:p text:style-name="P1">Twitter: N/A</text:p>
      <text:p text:style-name="P1"/>
      <text:p text:style-name="P1"><text:span text:style-name="T7">Unknown</text:span><text:span text:style-name="T7"> </text:span><text:span text:style-name="T7">Horizons</text:span><text:span text:style-name="T7"> (</text:span><text:span text:style-name="T7">FIFE</text:span><text:span text:style-name="T7"> </text:span><text:span text:style-name="T7">Game</text:span><text:span text:style-name="T7">)</text:span></text:p>
      <text:p text:style-name="P1"><text:span text:style-name="T5">Vitals</text:span><text:span text:style-name="T5">:</text:span></text:p>
      <text:p text:style-name="P1">Site: <text:a xlink:type="simple" xlink:href="http://www.unknown-horizons.org/"><text:span text:style-name="T1">http</text:span></text:a><text:a xlink:type="simple" xlink:href="http://www.unknown-horizons.org/"><text:span text:style-name="T1">://</text:span></text:a><text:a xlink:type="simple" xlink:href="http://www.unknown-horizons.org/"><text:span text:style-name="T1">www</text:span></text:a><text:a xlink:type="simple" xlink:href="http://www.unknown-horizons.org/"><text:span text:style-name="T1">.</text:span></text:a><text:a xlink:type="simple" xlink:href="http://www.unknown-horizons.org/"><text:span text:style-name="T1">unknown</text:span></text:a><text:a xlink:type="simple" xlink:href="http://www.unknown-horizons.org/"><text:span text:style-name="T1">-</text:span></text:a><text:a xlink:type="simple" xlink:href="http://www.unknown-horizons.org/"><text:span text:style-name="T1">horizons</text:span></text:a><text:a xlink:type="simple" xlink:href="http://www.unknown-horizons.org/"><text:span text:style-name="T1">.</text:span></text:a><text:a xlink:type="simple" xlink:href="http://www.unknown-horizons.org/"><text:span text:style-name="T1">org</text:span></text:a><text:a xlink:type="simple" xlink:href="http://www.unknown-horizons.org/"><text:span text:style-name="T1">/</text:span></text:a></text:p>
      <text:p text:style-name="P1">Wiki: <text:a xlink:type="simple" xlink:href="http://wiki.unknown-horizons.org/w/Main_Page"><text:span text:style-name="T1">http</text:span></text:a><text:a xlink:type="simple" xlink:href="http://wiki.unknown-horizons.org/w/Main_Page"><text:span text:style-name="T1">://</text:span></text:a><text:a xlink:type="simple" xlink:href="http://wiki.unknown-horizons.org/w/Main_Page"><text:span text:style-name="T1">wiki</text:span></text:a><text:a xlink:type="simple" xlink:href="http://wiki.unknown-horizons.org/w/Main_Page"><text:span text:style-name="T1">.</text:span></text:a><text:a xlink:type="simple" xlink:href="http://wiki.unknown-horizons.org/w/Main_Page"><text:span text:style-name="T1">unknown</text:span></text:a><text:a xlink:type="simple" xlink:href="http://wiki.unknown-horizons.org/w/Main_Page"><text:span text:style-name="T1">-</text:span></text:a><text:a xlink:type="simple" xlink:href="http://wiki.unknown-horizons.org/w/Main_Page"><text:span text:style-name="T1">horizons</text:span></text:a><text:a xlink:type="simple" xlink:href="http://wiki.unknown-horizons.org/w/Main_Page"><text:span text:style-name="T1">.</text:span></text:a><text:a xlink:type="simple" xlink:href="http://wiki.unknown-horizons.org/w/Main_Page"><text:span text:style-name="T1">org</text:span></text:a><text:a xlink:type="simple" xlink:href="http://wiki.unknown-horizons.org/w/Main_Page"><text:span text:style-name="T1">/</text:span></text:a><text:a xlink:type="simple" xlink:href="http://wiki.unknown-horizons.org/w/Main_Page"><text:span text:style-name="T1">w</text:span></text:a><text:a xlink:type="simple" xlink:href="http://wiki.unknown-horizons.org/w/Main_Page"><text:span text:style-name="T1">/</text:span></text:a><text:a xlink:type="simple" xlink:href="http://wiki.unknown-horizons.org/w/Main_Page"><text:span text:style-name="T1">Main</text:span></text:a><text:a xlink:type="simple" xlink:href="http://wiki.unknown-horizons.org/w/Main_Page"><text:span text:style-name="T1">_</text:span></text:a><text:a xlink:type="simple" xlink:href="http://wiki.unknown-horizons.org/w/Main_Page"><text:span text:style-name="T1">Page</text:span></text:a></text:p>
      <text:p text:style-name="P2"/>
      <text:p text:style-name="P1"><text:span text:style-name="T5">Contact</text:span><text:span text:style-name="T5">:</text:span></text:p>
      <text:p text:style-name="P1">Email: N/A</text:p>
      <text:p text:style-name="P1">Forum: <text:a xlink:type="simple" xlink:href="http://forum.unknown-horizons.org/"><text:span text:style-name="T1">http</text:span></text:a><text:a xlink:type="simple" xlink:href="http://forum.unknown-horizons.org/"><text:span text:style-name="T1">://</text:span></text:a><text:a xlink:type="simple" xlink:href="http://forum.unknown-horizons.org/"><text:span text:style-name="T1">forum</text:span></text:a><text:a xlink:type="simple" xlink:href="http://forum.unknown-horizons.org/"><text:span text:style-name="T1">.</text:span></text:a><text:a xlink:type="simple" xlink:href="http://forum.unknown-horizons.org/"><text:span text:style-name="T1">unknown</text:span></text:a><text:a xlink:type="simple" xlink:href="http://forum.unknown-horizons.org/"><text:span text:style-name="T1">-</text:span></text:a><text:a xlink:type="simple" xlink:href="http://forum.unknown-horizons.org/"><text:span text:style-name="T1">horizons</text:span></text:a><text:a xlink:type="simple" xlink:href="http://forum.unknown-horizons.org/"><text:span text:style-name="T1">.</text:span></text:a><text:a xlink:type="simple" xlink:href="http://forum.unknown-horizons.org/"><text:span text:style-name="T1">org</text:span></text:a><text:a xlink:type="simple" xlink:href="http://forum.unknown-horizons.org/"><text:span text:style-name="T1">/</text:span></text:a></text:p>
      <text:p text:style-name="P1">IRC: #unknown-horizons on Freenode</text:p>
      <text:h text:style-name="P18" text:outline-level="10"><text:bookmark text:name="h.w9fx72ha6l5a"/></text:h>
      <text:h text:style-name="P18" text:outline-level="10"><text:bookmark text:name="h.76viqf7fa1e2"/>Pyramid</text:h>
      <text:p text:style-name="P1"><text:soft-page-break/><text:span text:style-name="T5">Vitals</text:span><text:span text:style-name="T5">:</text:span></text:p>
      <text:p text:style-name="P1">Site: <text:a xlink:type="simple" xlink:href="http://www.pylonsproject.org/"><text:span text:style-name="T1">http</text:span></text:a><text:a xlink:type="simple" xlink:href="http://www.pylonsproject.org/"><text:span text:style-name="T1">://</text:span></text:a><text:a xlink:type="simple" xlink:href="http://www.pylonsproject.org/"><text:span text:style-name="T1">www</text:span></text:a><text:a xlink:type="simple" xlink:href="http://www.pylonsproject.org/"><text:span text:style-name="T1">.</text:span></text:a><text:a xlink:type="simple" xlink:href="http://www.pylonsproject.org/"><text:span text:style-name="T1">pylonsproject</text:span></text:a><text:a xlink:type="simple" xlink:href="http://www.pylonsproject.org/"><text:span text:style-name="T1">.</text:span></text:a><text:a xlink:type="simple" xlink:href="http://www.pylonsproject.org/"><text:span text:style-name="T1">org</text:span></text:a><text:a xlink:type="simple" xlink:href="http://www.pylonsproject.org/"><text:span text:style-name="T1">/</text:span></text:a></text:p>
      <text:p text:style-name="P1"><text:span text:style-name="T8">Pyramid</text:span><text:span text:style-name="T8"> </text:span><text:span text:style-name="T8">Python</text:span><text:span text:style-name="T8"> </text:span><text:span text:style-name="T8">Programmer</text:span><text:span text:style-name="T8">: </text:span><text:span text:style-name="T8">Wayne</text:span><text:span text:style-name="T8"> </text:span><text:span text:style-name="T8">Witzell</text:span></text:p>
      <text:p text:style-name="P1"><text:span text:style-name="T9">Blogs</text:span><text:span text:style-name="T10">: </text:span><text:a xlink:type="simple" xlink:href="http://www.pylonsproject.org/community/blogs"><text:span text:style-name="T1">http</text:span></text:a><text:a xlink:type="simple" xlink:href="http://www.pylonsproject.org/community/blogs"><text:span text:style-name="T1">://</text:span></text:a><text:a xlink:type="simple" xlink:href="http://www.pylonsproject.org/community/blogs"><text:span text:style-name="T1">www</text:span></text:a><text:a xlink:type="simple" xlink:href="http://www.pylonsproject.org/community/blogs"><text:span text:style-name="T1">.</text:span></text:a><text:a xlink:type="simple" xlink:href="http://www.pylonsproject.org/community/blogs"><text:span text:style-name="T1">pylonsproject</text:span></text:a><text:a xlink:type="simple" xlink:href="http://www.pylonsproject.org/community/blogs"><text:span text:style-name="T1">.</text:span></text:a><text:a xlink:type="simple" xlink:href="http://www.pylonsproject.org/community/blogs"><text:span text:style-name="T1">org</text:span></text:a><text:a xlink:type="simple" xlink:href="http://www.pylonsproject.org/community/blogs"><text:span text:style-name="T1">/</text:span></text:a><text:a xlink:type="simple" xlink:href="http://www.pylonsproject.org/community/blogs"><text:span text:style-name="T1">community</text:span></text:a><text:a xlink:type="simple" xlink:href="http://www.pylonsproject.org/community/blogs"><text:span text:style-name="T1">/</text:span></text:a><text:a xlink:type="simple" xlink:href="http://www.pylonsproject.org/community/blogs"><text:span text:style-name="T1">blogs</text:span></text:a></text:p>
      <text:p text:style-name="P3"/>
      <text:p text:style-name="P1"><text:span text:style-name="T5">Contact</text:span><text:span text:style-name="T5">:</text:span></text:p>
      <text:p text:style-name="P1">Email: <text:a xlink:type="simple" xlink:href="mailto:chrism@plope.com"><text:span text:style-name="T1">chrism</text:span></text:a><text:a xlink:type="simple" xlink:href="mailto:chrism@plope.com"><text:span text:style-name="T1">@</text:span></text:a><text:a xlink:type="simple" xlink:href="mailto:chrism@plope.com"><text:span text:style-name="T1">plope</text:span></text:a><text:a xlink:type="simple" xlink:href="mailto:chrism@plope.com"><text:span text:style-name="T1">.</text:span></text:a><text:a xlink:type="simple" xlink:href="mailto:chrism@plope.com"><text:span text:style-name="T1">com</text:span></text:a><text:span text:style-name="T6"> </text:span>(<text:span text:style-name="T8">Chris</text:span><text:span text:style-name="T8"> </text:span><text:span text:style-name="T8">McDonough</text:span><text:span text:style-name="T8"> </text:span><text:span text:style-name="T8">Python</text:span><text:span text:style-name="T8"> </text:span><text:span text:style-name="T8">Programmer</text:span><text:span text:style-name="T8">)</text:span></text:p>
      <text:p text:style-name="P1">IRC<text:span text:style-name="T9">: #</text:span><text:span text:style-name="T9">pylons</text:span><text:span text:style-name="T9"> </text:span><text:span text:style-name="T9">on</text:span><text:span text:style-name="T9"> </text:span><text:span text:style-name="T9">Freenode</text:span></text:p>
      <text:p text:style-name="P1"><text:span text:style-name="T8">Pylons</text:span><text:span text:style-name="T8">-</text:span><text:span text:style-name="T8">Discuss</text:span><text:span text:style-name="T8"> </text:span><text:span text:style-name="T8">Mail</text:span><text:span text:style-name="T8"> </text:span><text:span text:style-name="T8">List</text:span><text:span text:style-name="T8">:</text:span><text:span text:style-name="T10"> </text:span><text:a xlink:type="simple" xlink:href="https://groups.google.com/forum/?fromgroups#!forum/pylons-discuss"><text:span text:style-name="T1">https</text:span></text:a><text:a xlink:type="simple" xlink:href="https://groups.google.com/forum/?fromgroups#!forum/pylons-discuss"><text:span text:style-name="T1">://</text:span></text:a><text:a xlink:type="simple" xlink:href="https://groups.google.com/forum/?fromgroups#!forum/pylons-discuss"><text:span text:style-name="T1">groups</text:span></text:a><text:a xlink:type="simple" xlink:href="https://groups.google.com/forum/?fromgroups#!forum/pylons-discuss"><text:span text:style-name="T1">.</text:span></text:a><text:a xlink:type="simple" xlink:href="https://groups.google.com/forum/?fromgroups#!forum/pylons-discuss"><text:span text:style-name="T1">google</text:span></text:a><text:a xlink:type="simple" xlink:href="https://groups.google.com/forum/?fromgroups#!forum/pylons-discuss"><text:span text:style-name="T1">.</text:span></text:a><text:a xlink:type="simple" xlink:href="https://groups.google.com/forum/?fromgroups#!forum/pylons-discuss"><text:span text:style-name="T1">com</text:span></text:a><text:a xlink:type="simple" xlink:href="https://groups.google.com/forum/?fromgroups#!forum/pylons-discuss"><text:span text:style-name="T1">/</text:span></text:a><text:a xlink:type="simple" xlink:href="https://groups.google.com/forum/?fromgroups#!forum/pylons-discuss"><text:span text:style-name="T1">forum</text:span></text:a><text:a xlink:type="simple" xlink:href="https://groups.google.com/forum/?fromgroups#!forum/pylons-discuss"><text:span text:style-name="T1">/?</text:span></text:a><text:a xlink:type="simple" xlink:href="https://groups.google.com/forum/?fromgroups#!forum/pylons-discuss"><text:span text:style-name="T1">fromgroups</text:span></text:a><text:a xlink:type="simple" xlink:href="https://groups.google.com/forum/?fromgroups#!forum/pylons-discuss"><text:span text:style-name="T1">#!</text:span></text:a><text:a xlink:type="simple" xlink:href="https://groups.google.com/forum/?fromgroups#!forum/pylons-discuss"><text:span text:style-name="T1">forum</text:span></text:a><text:a xlink:type="simple" xlink:href="https://groups.google.com/forum/?fromgroups#!forum/pylons-discuss"><text:span text:style-name="T1">/</text:span></text:a><text:a xlink:type="simple" xlink:href="https://groups.google.com/forum/?fromgroups#!forum/pylons-discuss"><text:span text:style-name="T1">pylons</text:span></text:a><text:a xlink:type="simple" xlink:href="https://groups.google.com/forum/?fromgroups#!forum/pylons-discuss"><text:span text:style-name="T1">-</text:span></text:a><text:a xlink:type="simple" xlink:href="https://groups.google.com/forum/?fromgroups#!forum/pylons-discuss"><text:span text:style-name="T1">discuss</text:span></text:a></text:p>
      <text:p text:style-name="P1"><text:span text:style-name="T8">Twitter</text:span><text:span text:style-name="T8">:</text:span><text:span text:style-name="T10"> </text:span><text:a xlink:type="simple" xlink:href="https://twitter.com/#!/wwitzel3"><text:span text:style-name="T1">https</text:span></text:a><text:a xlink:type="simple" xlink:href="https://twitter.com/#!/wwitzel3"><text:span text:style-name="T1">://</text:span></text:a><text:a xlink:type="simple" xlink:href="https://twitter.com/#!/wwitzel3"><text:span text:style-name="T1">twitter</text:span></text:a><text:a xlink:type="simple" xlink:href="https://twitter.com/#!/wwitzel3"><text:span text:style-name="T1">.</text:span></text:a><text:a xlink:type="simple" xlink:href="https://twitter.com/#!/wwitzel3"><text:span text:style-name="T1">com</text:span></text:a><text:a xlink:type="simple" xlink:href="https://twitter.com/#!/wwitzel3"><text:span text:style-name="T1">/#!/</text:span></text:a><text:a xlink:type="simple" xlink:href="https://twitter.com/#!/wwitzel3"><text:span text:style-name="T1">wwitzel</text:span></text:a><text:a xlink:type="simple" xlink:href="https://twitter.com/#!/wwitzel3"><text:span text:style-name="T1">3</text:span></text:a> (<text:span text:style-name="T8">Wayne</text:span><text:span text:style-name="T8"> </text:span><text:span text:style-name="T8">Witzell</text:span><text:span text:style-name="T8">)</text:span></text:p>
      <text:p text:style-name="P4"/>
      <text:p text:style-name="P4">Pygame</text:p>
      <text:p text:style-name="P1"><text:span text:style-name="T5">Vitals</text:span><text:span text:style-name="T5">:</text:span></text:p>
      <text:p text:style-name="P1">Site: <text:a xlink:type="simple" xlink:href="http://www.pygame.org/wiki/about"><text:span text:style-name="T1">http</text:span></text:a><text:a xlink:type="simple" xlink:href="http://www.pygame.org/wiki/about"><text:span text:style-name="T1">://</text:span></text:a><text:a xlink:type="simple" xlink:href="http://www.pygame.org/wiki/about"><text:span text:style-name="T1">www</text:span></text:a><text:a xlink:type="simple" xlink:href="http://www.pygame.org/wiki/about"><text:span text:style-name="T1">.</text:span></text:a><text:a xlink:type="simple" xlink:href="http://www.pygame.org/wiki/about"><text:span text:style-name="T1">pygame</text:span></text:a><text:a xlink:type="simple" xlink:href="http://www.pygame.org/wiki/about"><text:span text:style-name="T1">.</text:span></text:a><text:a xlink:type="simple" xlink:href="http://www.pygame.org/wiki/about"><text:span text:style-name="T1">org</text:span></text:a><text:a xlink:type="simple" xlink:href="http://www.pygame.org/wiki/about"><text:span text:style-name="T1">/</text:span></text:a><text:a xlink:type="simple" xlink:href="http://www.pygame.org/wiki/about"><text:span text:style-name="T1">wiki</text:span></text:a><text:a xlink:type="simple" xlink:href="http://www.pygame.org/wiki/about"><text:span text:style-name="T1">/</text:span></text:a><text:a xlink:type="simple" xlink:href="http://www.pygame.org/wiki/about"><text:span text:style-name="T1">about</text:span></text:a></text:p>
      <text:p text:style-name="P1">Original Developer: <text:span text:style-name="T8">Pete</text:span><text:span text:style-name="T8"> </text:span><text:span text:style-name="T8">Shinners</text:span></text:p>
      <text:p text:style-name="P4"/>
      <text:p text:style-name="P1"><text:span text:style-name="T5">Contact</text:span><text:span text:style-name="T5">:</text:span></text:p>
      <text:p text:style-name="P1">IRC: 6667 #pygame on Freenode</text:p>
      <text:p text:style-name="P1">Newsgroup: <text:a xlink:type="simple" xlink:href="http://dir.gmane.org/gmane.comp.python.pygame"><text:span text:style-name="T1">http</text:span></text:a><text:a xlink:type="simple" xlink:href="http://dir.gmane.org/gmane.comp.python.pygame"><text:span text:style-name="T1">://</text:span></text:a><text:a xlink:type="simple" xlink:href="http://dir.gmane.org/gmane.comp.python.pygame"><text:span text:style-name="T1">dir</text:span></text:a><text:a xlink:type="simple" xlink:href="http://dir.gmane.org/gmane.comp.python.pygame"><text:span text:style-name="T1">.</text:span></text:a><text:a xlink:type="simple" xlink:href="http://dir.gmane.org/gmane.comp.python.pygame"><text:span text:style-name="T1">gmane</text:span></text:a><text:a xlink:type="simple" xlink:href="http://dir.gmane.org/gmane.comp.python.pygame"><text:span text:style-name="T1">.</text:span></text:a><text:a xlink:type="simple" xlink:href="http://dir.gmane.org/gmane.comp.python.pygame"><text:span text:style-name="T1">org</text:span></text:a><text:a xlink:type="simple" xlink:href="http://dir.gmane.org/gmane.comp.python.pygame"><text:span text:style-name="T1">/</text:span></text:a><text:a xlink:type="simple" xlink:href="http://dir.gmane.org/gmane.comp.python.pygame"><text:span text:style-name="T1">gmane</text:span></text:a><text:a xlink:type="simple" xlink:href="http://dir.gmane.org/gmane.comp.python.pygame"><text:span text:style-name="T1">.</text:span></text:a><text:a xlink:type="simple" xlink:href="http://dir.gmane.org/gmane.comp.python.pygame"><text:span text:style-name="T1">comp</text:span></text:a><text:a xlink:type="simple" xlink:href="http://dir.gmane.org/gmane.comp.python.pygame"><text:span text:style-name="T1">.</text:span></text:a><text:a xlink:type="simple" xlink:href="http://dir.gmane.org/gmane.comp.python.pygame"><text:span text:style-name="T1">python</text:span></text:a><text:a xlink:type="simple" xlink:href="http://dir.gmane.org/gmane.comp.python.pygame"><text:span text:style-name="T1">.</text:span></text:a><text:a xlink:type="simple" xlink:href="http://dir.gmane.org/gmane.comp.python.pygame"><text:span text:style-name="T1">pygame</text:span></text:a></text:p>
      <text:p text:style-name="P1">Mailing List: pygame-users@seul.org</text:p>
      <text:h text:style-name="P18" text:outline-level="10"><text:bookmark text:name="h.b0k03kxmmr45"/>Python</text:h>
      <text:h text:style-name="P20" text:outline-level="10"><text:bookmark text:name="h.cbc5vmstu43l"/>Vitals:</text:h>
      <text:p text:style-name="P1">Site: <text:a xlink:type="simple" xlink:href="http://www.python.org/"><text:span text:style-name="T1">http</text:span></text:a><text:a xlink:type="simple" xlink:href="http://www.python.org/"><text:span text:style-name="T1">://</text:span></text:a><text:a xlink:type="simple" xlink:href="http://www.python.org/"><text:span text:style-name="T1">www</text:span></text:a><text:a xlink:type="simple" xlink:href="http://www.python.org/"><text:span text:style-name="T1">.</text:span></text:a><text:a xlink:type="simple" xlink:href="http://www.python.org/"><text:span text:style-name="T1">python</text:span></text:a><text:a xlink:type="simple" xlink:href="http://www.python.org/"><text:span text:style-name="T1">.</text:span></text:a><text:a xlink:type="simple" xlink:href="http://www.python.org/"><text:span text:style-name="T1">org</text:span></text:a><text:a xlink:type="simple" xlink:href="http://www.python.org/"><text:span text:style-name="T1">/</text:span></text:a></text:p>
      <text:p text:style-name="P1">Members<text:a xlink:type="simple" xlink:href="http://www.python.org/psf/members/"><text:span text:style-name="T1">: </text:span></text:a><text:a xlink:type="simple" xlink:href="http://www.python.org/psf/members/"><text:span text:style-name="T1">http</text:span></text:a><text:a xlink:type="simple" xlink:href="http://www.python.org/psf/members/"><text:span text:style-name="T1">://</text:span></text:a><text:a xlink:type="simple" xlink:href="http://www.python.org/psf/members/"><text:span text:style-name="T1">www</text:span></text:a><text:a xlink:type="simple" xlink:href="http://www.python.org/psf/members/"><text:span text:style-name="T1">.</text:span></text:a><text:a xlink:type="simple" xlink:href="http://www.python.org/psf/members/"><text:span text:style-name="T1">python</text:span></text:a><text:a xlink:type="simple" xlink:href="http://www.python.org/psf/members/"><text:span text:style-name="T1">.</text:span></text:a><text:a xlink:type="simple" xlink:href="http://www.python.org/psf/members/"><text:span text:style-name="T1">org</text:span></text:a><text:a xlink:type="simple" xlink:href="http://www.python.org/psf/members/"><text:span text:style-name="T1">/</text:span></text:a><text:a xlink:type="simple" xlink:href="http://www.python.org/psf/members/"><text:span text:style-name="T1">psf</text:span></text:a><text:a xlink:type="simple" xlink:href="http://www.python.org/psf/members/"><text:span text:style-name="T1">/</text:span></text:a><text:a xlink:type="simple" xlink:href="http://www.python.org/psf/members/"><text:span text:style-name="T1">members</text:span></text:a><text:a xlink:type="simple" xlink:href="http://www.python.org/psf/members/"><text:span text:style-name="T1">/</text:span></text:a></text:p>
      <text:p text:style-name="P1"><text:span text:style-name="T11">Blog</text:span><text:span text:style-name="T1">: </text:span><text:a xlink:type="simple" xlink:href="http://blog.python.org/"><text:span text:style-name="T1">http</text:span></text:a><text:a xlink:type="simple" xlink:href="http://blog.python.org/"><text:span text:style-name="T1">://</text:span></text:a><text:a xlink:type="simple" xlink:href="http://blog.python.org/"><text:span text:style-name="T1">blog</text:span></text:a><text:a xlink:type="simple" xlink:href="http://blog.python.org/"><text:span text:style-name="T1">.</text:span></text:a><text:a xlink:type="simple" xlink:href="http://blog.python.org/"><text:span text:style-name="T1">python</text:span></text:a><text:a xlink:type="simple" xlink:href="http://blog.python.org/"><text:span text:style-name="T1">.</text:span></text:a><text:a xlink:type="simple" xlink:href="http://blog.python.org/"><text:span text:style-name="T1">org</text:span></text:a><text:a xlink:type="simple" xlink:href="http://blog.python.org/"><text:span text:style-name="T1">/</text:span></text:a></text:p>
      <text:p text:style-name="P1">Wiki: <text:a xlink:type="simple" xlink:href="http://wiki.python.org/moin/"><text:span text:style-name="T1">http</text:span></text:a><text:a xlink:type="simple" xlink:href="http://wiki.python.org/moin/"><text:span text:style-name="T1">://</text:span></text:a><text:a xlink:type="simple" xlink:href="http://wiki.python.org/moin/"><text:span text:style-name="T1">wiki</text:span></text:a><text:a xlink:type="simple" xlink:href="http://wiki.python.org/moin/"><text:span text:style-name="T1">.</text:span></text:a><text:a xlink:type="simple" xlink:href="http://wiki.python.org/moin/"><text:span text:style-name="T1">python</text:span></text:a><text:a xlink:type="simple" xlink:href="http://wiki.python.org/moin/"><text:span text:style-name="T1">.</text:span></text:a><text:a xlink:type="simple" xlink:href="http://wiki.python.org/moin/"><text:span text:style-name="T1">org</text:span></text:a><text:a xlink:type="simple" xlink:href="http://wiki.python.org/moin/"><text:span text:style-name="T1">/</text:span></text:a><text:a xlink:type="simple" xlink:href="http://wiki.python.org/moin/"><text:span text:style-name="T1">moin</text:span></text:a><text:a xlink:type="simple" xlink:href="http://wiki.python.org/moin/"><text:span text:style-name="T1">/</text:span></text:a></text:p>
      <text:p text:style-name="P1"/>
      <text:h text:style-name="P20" text:outline-level="10"><text:bookmark text:name="h.gqhjhdm735hp"/>Contact:</text:h>
      <text:p text:style-name="P1">Email: <text:a xlink:type="simple" xlink:href="mailto:psf@python.org"><text:span text:style-name="T2">psf</text:span></text:a><text:a xlink:type="simple" xlink:href="mailto:psf@python.org"><text:span text:style-name="T2">@</text:span></text:a><text:a xlink:type="simple" xlink:href="mailto:psf@python.org"><text:span text:style-name="T2">python</text:span></text:a><text:a xlink:type="simple" xlink:href="mailto:psf@python.org"><text:span text:style-name="T2">.</text:span></text:a><text:a xlink:type="simple" xlink:href="mailto:psf@python.org"><text:span text:style-name="T2">org</text:span></text:a><text:span text:style-name="T8"> (</text:span><text:span text:style-name="T8">Python</text:span><text:span text:style-name="T8"> </text:span><text:span text:style-name="T8">Software</text:span><text:span text:style-name="T8"> </text:span><text:span text:style-name="T8">Foundation</text:span><text:span text:style-name="T8">) </text:span></text:p>
      <text:p text:style-name="P1">IRC: <text:span text:style-name="T8">#</text:span><text:span text:style-name="T8">python</text:span><text:span text:style-name="T8"> </text:span><text:span text:style-name="T8">on</text:span><text:span text:style-name="T8"> </text:span><text:span text:style-name="T8">Freenode</text:span></text:p>
      <text:p text:style-name="P1">Mailing Lists: <text:a xlink:type="simple" xlink:href="http://mail.python.org/mailman/listinfo"><text:span text:style-name="T1">http</text:span></text:a><text:a xlink:type="simple" xlink:href="http://mail.python.org/mailman/listinfo"><text:span text:style-name="T1">://</text:span></text:a><text:a xlink:type="simple" xlink:href="http://mail.python.org/mailman/listinfo"><text:span text:style-name="T1">mail</text:span></text:a><text:a xlink:type="simple" xlink:href="http://mail.python.org/mailman/listinfo"><text:span text:style-name="T1">.</text:span></text:a><text:a xlink:type="simple" xlink:href="http://mail.python.org/mailman/listinfo"><text:span text:style-name="T1">python</text:span></text:a><text:a xlink:type="simple" xlink:href="http://mail.python.org/mailman/listinfo"><text:span text:style-name="T1">.</text:span></text:a><text:a xlink:type="simple" xlink:href="http://mail.python.org/mailman/listinfo"><text:span text:style-name="T1">org</text:span></text:a><text:a xlink:type="simple" xlink:href="http://mail.python.org/mailman/listinfo"><text:span text:style-name="T1">/</text:span></text:a><text:a xlink:type="simple" xlink:href="http://mail.python.org/mailman/listinfo"><text:span text:style-name="T1">mailman</text:span></text:a><text:a xlink:type="simple" xlink:href="http://mail.python.org/mailman/listinfo"><text:span text:style-name="T1">/</text:span></text:a><text:a xlink:type="simple" xlink:href="http://mail.python.org/mailman/listinfo"><text:span text:style-name="T1">listinfo</text:span></text:a></text:p>
      <text:h text:style-name="P18" text:outline-level="10"><text:bookmark text:name="h.2t6mkohbq8fr"/></text:h>
      <text:h text:style-name="P18" text:outline-level="10"><text:bookmark text:name="h.ktdynbpfmecs"/>SQLAlchemy</text:h>
      <text:p text:style-name="P1"><text:span text:style-name="T5">Vitals</text:span><text:span text:style-name="T5">:</text:span></text:p>
      <text:p text:style-name="P1">Site<text:span text:style-name="T4">: </text:span><text:a xlink:type="simple" xlink:href="http://www.sqlalchemy.org/"><text:span text:style-name="T1">http</text:span></text:a><text:a xlink:type="simple" xlink:href="http://www.sqlalchemy.org/"><text:span text:style-name="T1">://</text:span></text:a><text:a xlink:type="simple" xlink:href="http://www.sqlalchemy.org/"><text:span text:style-name="T1">www</text:span></text:a><text:a xlink:type="simple" xlink:href="http://www.sqlalchemy.org/"><text:span text:style-name="T1">.</text:span></text:a><text:a xlink:type="simple" xlink:href="http://www.sqlalchemy.org/"><text:span text:style-name="T1">sqlalchemy</text:span></text:a><text:a xlink:type="simple" xlink:href="http://www.sqlalchemy.org/"><text:span text:style-name="T1">.</text:span></text:a><text:a xlink:type="simple" xlink:href="http://www.sqlalchemy.org/"><text:span text:style-name="T1">org</text:span></text:a><text:a xlink:type="simple" xlink:href="http://www.sqlalchemy.org/"><text:span text:style-name="T1">/</text:span></text:a></text:p>
      <text:p text:style-name="P1">Original Developer: Michael Bayer</text:p>
      <text:p text:style-name="P1">Blog: <text:a xlink:type="simple" xlink:href="http://www.sqlalchemy.org/blog/"><text:span text:style-name="T1">http</text:span></text:a><text:a xlink:type="simple" xlink:href="http://www.sqlalchemy.org/blog/"><text:span text:style-name="T1">://</text:span></text:a><text:a xlink:type="simple" xlink:href="http://www.sqlalchemy.org/blog/"><text:span text:style-name="T1">www</text:span></text:a><text:a xlink:type="simple" xlink:href="http://www.sqlalchemy.org/blog/"><text:span text:style-name="T1">.</text:span></text:a><text:a xlink:type="simple" xlink:href="http://www.sqlalchemy.org/blog/"><text:span text:style-name="T1">sqlalchemy</text:span></text:a><text:a xlink:type="simple" xlink:href="http://www.sqlalchemy.org/blog/"><text:span text:style-name="T1">.</text:span></text:a><text:a xlink:type="simple" xlink:href="http://www.sqlalchemy.org/blog/"><text:span text:style-name="T1">org</text:span></text:a><text:a xlink:type="simple" xlink:href="http://www.sqlalchemy.org/blog/"><text:span text:style-name="T1">/</text:span></text:a><text:a xlink:type="simple" xlink:href="http://www.sqlalchemy.org/blog/"><text:span text:style-name="T1">blog</text:span></text:a><text:a xlink:type="simple" xlink:href="http://www.sqlalchemy.org/blog/"><text:span text:style-name="T1">/</text:span></text:a></text:p>
      <text:p text:style-name="P1"><text:soft-page-break/>Wiki: <text:a xlink:type="simple" xlink:href="http://www.sqlalchemy.org/trac/"><text:span text:style-name="T1">http</text:span></text:a><text:a xlink:type="simple" xlink:href="http://www.sqlalchemy.org/trac/"><text:span text:style-name="T1">://</text:span></text:a><text:a xlink:type="simple" xlink:href="http://www.sqlalchemy.org/trac/"><text:span text:style-name="T1">www</text:span></text:a><text:a xlink:type="simple" xlink:href="http://www.sqlalchemy.org/trac/"><text:span text:style-name="T1">.</text:span></text:a><text:a xlink:type="simple" xlink:href="http://www.sqlalchemy.org/trac/"><text:span text:style-name="T1">sqlalchemy</text:span></text:a><text:a xlink:type="simple" xlink:href="http://www.sqlalchemy.org/trac/"><text:span text:style-name="T1">.</text:span></text:a><text:a xlink:type="simple" xlink:href="http://www.sqlalchemy.org/trac/"><text:span text:style-name="T1">org</text:span></text:a><text:a xlink:type="simple" xlink:href="http://www.sqlalchemy.org/trac/"><text:span text:style-name="T1">/</text:span></text:a><text:a xlink:type="simple" xlink:href="http://www.sqlalchemy.org/trac/"><text:span text:style-name="T1">trac</text:span></text:a><text:a xlink:type="simple" xlink:href="http://www.sqlalchemy.org/trac/"><text:span text:style-name="T1">/</text:span></text:a></text:p>
      <text:p text:style-name="P1"/>
      <text:p text:style-name="P1"><text:span text:style-name="T5">Contact</text:span><text:span text:style-name="T5">:</text:span></text:p>
      <text:p text:style-name="P1">Email: <text:span text:style-name="T8">sqlalchemy</text:span><text:span text:style-name="T9">@</text:span><text:span text:style-name="T9">googlegroups</text:span><text:span text:style-name="T9">.</text:span><text:span text:style-name="T9">com</text:span><text:span text:style-name="T9"> </text:span></text:p>
      <text:p text:style-name="P1">IRC: <text:span text:style-name="T8">#</text:span><text:span text:style-name="T8">sqlalchemy</text:span><text:span text:style-name="T8"> </text:span><text:span text:style-name="T8">on</text:span><text:span text:style-name="T8"> </text:span><text:span text:style-name="T8">Freenode</text:span></text:p>
      <text:p text:style-name="P1">Mailing List: <text:a xlink:type="simple" xlink:href="https://groups.google.com/forum/?fromgroups#!forum/sqlalchemy"><text:span text:style-name="T1">https</text:span></text:a><text:a xlink:type="simple" xlink:href="https://groups.google.com/forum/?fromgroups#!forum/sqlalchemy"><text:span text:style-name="T1">://</text:span></text:a><text:a xlink:type="simple" xlink:href="https://groups.google.com/forum/?fromgroups#!forum/sqlalchemy"><text:span text:style-name="T1">groups</text:span></text:a><text:a xlink:type="simple" xlink:href="https://groups.google.com/forum/?fromgroups#!forum/sqlalchemy"><text:span text:style-name="T1">.</text:span></text:a><text:a xlink:type="simple" xlink:href="https://groups.google.com/forum/?fromgroups#!forum/sqlalchemy"><text:span text:style-name="T1">google</text:span></text:a><text:a xlink:type="simple" xlink:href="https://groups.google.com/forum/?fromgroups#!forum/sqlalchemy"><text:span text:style-name="T1">.</text:span></text:a><text:a xlink:type="simple" xlink:href="https://groups.google.com/forum/?fromgroups#!forum/sqlalchemy"><text:span text:style-name="T1">com</text:span></text:a><text:a xlink:type="simple" xlink:href="https://groups.google.com/forum/?fromgroups#!forum/sqlalchemy"><text:span text:style-name="T1">/</text:span></text:a><text:a xlink:type="simple" xlink:href="https://groups.google.com/forum/?fromgroups#!forum/sqlalchemy"><text:span text:style-name="T1">forum</text:span></text:a><text:a xlink:type="simple" xlink:href="https://groups.google.com/forum/?fromgroups#!forum/sqlalchemy"><text:span text:style-name="T1">/?</text:span></text:a><text:a xlink:type="simple" xlink:href="https://groups.google.com/forum/?fromgroups#!forum/sqlalchemy"><text:span text:style-name="T1">fromgroups</text:span></text:a><text:a xlink:type="simple" xlink:href="https://groups.google.com/forum/?fromgroups#!forum/sqlalchemy"><text:span text:style-name="T1">#!</text:span></text:a><text:a xlink:type="simple" xlink:href="https://groups.google.com/forum/?fromgroups#!forum/sqlalchemy"><text:span text:style-name="T1">forum</text:span></text:a><text:a xlink:type="simple" xlink:href="https://groups.google.com/forum/?fromgroups#!forum/sqlalchemy"><text:span text:style-name="T1">/</text:span></text:a><text:a xlink:type="simple" xlink:href="https://groups.google.com/forum/?fromgroups#!forum/sqlalchemy"><text:span text:style-name="T1">sqlalchemy</text:span></text:a></text:p>
      <text:p text:style-name="P1">Twitter: <text:a xlink:type="simple" xlink:href="https://twitter.com/#!/zzzeek"><text:span text:style-name="T1">https</text:span></text:a><text:a xlink:type="simple" xlink:href="https://twitter.com/#!/zzzeek"><text:span text:style-name="T1">://</text:span></text:a><text:a xlink:type="simple" xlink:href="https://twitter.com/#!/zzzeek"><text:span text:style-name="T1">twitter</text:span></text:a><text:a xlink:type="simple" xlink:href="https://twitter.com/#!/zzzeek"><text:span text:style-name="T1">.</text:span></text:a><text:a xlink:type="simple" xlink:href="https://twitter.com/#!/zzzeek"><text:span text:style-name="T1">com</text:span></text:a><text:a xlink:type="simple" xlink:href="https://twitter.com/#!/zzzeek"><text:span text:style-name="T1">/#!/</text:span></text:a><text:a xlink:type="simple" xlink:href="https://twitter.com/#!/zzzeek"><text:span text:style-name="T1">zzzeek</text:span></text:a></text:p>
      <text:h text:style-name="P18" text:outline-level="10"><text:bookmark text:name="h.mf1m1hlu85f2"/>Pyglet</text:h>
      <text:p text:style-name="P1"><text:span text:style-name="T5">Vitals</text:span><text:span text:style-name="T5">:</text:span></text:p>
      <text:p text:style-name="P1">Site: <text:a xlink:type="simple" xlink:href="http://www.pyglet.org/"><text:span text:style-name="T1">http</text:span></text:a><text:a xlink:type="simple" xlink:href="http://www.pyglet.org/"><text:span text:style-name="T1">://</text:span></text:a><text:a xlink:type="simple" xlink:href="http://www.pyglet.org/"><text:span text:style-name="T1">www</text:span></text:a><text:a xlink:type="simple" xlink:href="http://www.pyglet.org/"><text:span text:style-name="T1">.</text:span></text:a><text:a xlink:type="simple" xlink:href="http://www.pyglet.org/"><text:span text:style-name="T1">pyglet</text:span></text:a><text:a xlink:type="simple" xlink:href="http://www.pyglet.org/"><text:span text:style-name="T1">.</text:span></text:a><text:a xlink:type="simple" xlink:href="http://www.pyglet.org/"><text:span text:style-name="T1">org</text:span></text:a><text:a xlink:type="simple" xlink:href="http://www.pyglet.org/"><text:span text:style-name="T1">/</text:span></text:a></text:p>
      <text:p text:style-name="P1">Wiki: <text:a xlink:type="simple" xlink:href="http://code.google.com/p/pyglet/w/list"><text:span text:style-name="T1">http</text:span></text:a><text:a xlink:type="simple" xlink:href="http://code.google.com/p/pyglet/w/list"><text:span text:style-name="T1">://</text:span></text:a><text:a xlink:type="simple" xlink:href="http://code.google.com/p/pyglet/w/list"><text:span text:style-name="T1">code</text:span></text:a><text:a xlink:type="simple" xlink:href="http://code.google.com/p/pyglet/w/list"><text:span text:style-name="T1">.</text:span></text:a><text:a xlink:type="simple" xlink:href="http://code.google.com/p/pyglet/w/list"><text:span text:style-name="T1">google</text:span></text:a><text:a xlink:type="simple" xlink:href="http://code.google.com/p/pyglet/w/list"><text:span text:style-name="T1">.</text:span></text:a><text:a xlink:type="simple" xlink:href="http://code.google.com/p/pyglet/w/list"><text:span text:style-name="T1">com</text:span></text:a><text:a xlink:type="simple" xlink:href="http://code.google.com/p/pyglet/w/list"><text:span text:style-name="T1">/</text:span></text:a><text:a xlink:type="simple" xlink:href="http://code.google.com/p/pyglet/w/list"><text:span text:style-name="T1">p</text:span></text:a><text:a xlink:type="simple" xlink:href="http://code.google.com/p/pyglet/w/list"><text:span text:style-name="T1">/</text:span></text:a><text:a xlink:type="simple" xlink:href="http://code.google.com/p/pyglet/w/list"><text:span text:style-name="T1">pyglet</text:span></text:a><text:a xlink:type="simple" xlink:href="http://code.google.com/p/pyglet/w/list"><text:span text:style-name="T1">/</text:span></text:a><text:a xlink:type="simple" xlink:href="http://code.google.com/p/pyglet/w/list"><text:span text:style-name="T1">w</text:span></text:a><text:a xlink:type="simple" xlink:href="http://code.google.com/p/pyglet/w/list"><text:span text:style-name="T1">/</text:span></text:a><text:a xlink:type="simple" xlink:href="http://code.google.com/p/pyglet/w/list"><text:span text:style-name="T1">list</text:span></text:a> </text:p>
      <text:p text:style-name="P1"/>
      <text:p text:style-name="P1"><text:span text:style-name="T5">Contact</text:span><text:span text:style-name="T5">:</text:span></text:p>
      <text:p text:style-name="P1">Email: N/A</text:p>
      <text:p text:style-name="P1">IRC: <text:span text:style-name="T13">#</text:span><text:span text:style-name="T8">pyglet</text:span><text:span text:style-name="T8"> </text:span><text:span text:style-name="T8">on</text:span><text:span text:style-name="T8"> </text:span><text:span text:style-name="T8">Freenode</text:span></text:p>
      <text:p text:style-name="P1">Mailing List: <text:a xlink:type="simple" xlink:href="https://groups.google.com/forum/?fromgroups#!forum/pyglet-users"><text:span text:style-name="T1">https</text:span></text:a><text:a xlink:type="simple" xlink:href="https://groups.google.com/forum/?fromgroups#!forum/pyglet-users"><text:span text:style-name="T1">://</text:span></text:a><text:a xlink:type="simple" xlink:href="https://groups.google.com/forum/?fromgroups#!forum/pyglet-users"><text:span text:style-name="T1">groups</text:span></text:a><text:a xlink:type="simple" xlink:href="https://groups.google.com/forum/?fromgroups#!forum/pyglet-users"><text:span text:style-name="T1">.</text:span></text:a><text:a xlink:type="simple" xlink:href="https://groups.google.com/forum/?fromgroups#!forum/pyglet-users"><text:span text:style-name="T1">google</text:span></text:a><text:a xlink:type="simple" xlink:href="https://groups.google.com/forum/?fromgroups#!forum/pyglet-users"><text:span text:style-name="T1">.</text:span></text:a><text:a xlink:type="simple" xlink:href="https://groups.google.com/forum/?fromgroups#!forum/pyglet-users"><text:span text:style-name="T1">com</text:span></text:a><text:a xlink:type="simple" xlink:href="https://groups.google.com/forum/?fromgroups#!forum/pyglet-users"><text:span text:style-name="T1">/</text:span></text:a><text:a xlink:type="simple" xlink:href="https://groups.google.com/forum/?fromgroups#!forum/pyglet-users"><text:span text:style-name="T1">forum</text:span></text:a><text:a xlink:type="simple" xlink:href="https://groups.google.com/forum/?fromgroups#!forum/pyglet-users"><text:span text:style-name="T1">/?</text:span></text:a><text:a xlink:type="simple" xlink:href="https://groups.google.com/forum/?fromgroups#!forum/pyglet-users"><text:span text:style-name="T1">fromgroups</text:span></text:a><text:a xlink:type="simple" xlink:href="https://groups.google.com/forum/?fromgroups#!forum/pyglet-users"><text:span text:style-name="T1">#!</text:span></text:a><text:a xlink:type="simple" xlink:href="https://groups.google.com/forum/?fromgroups#!forum/pyglet-users"><text:span text:style-name="T1">forum</text:span></text:a><text:a xlink:type="simple" xlink:href="https://groups.google.com/forum/?fromgroups#!forum/pyglet-users"><text:span text:style-name="T1">/</text:span></text:a><text:a xlink:type="simple" xlink:href="https://groups.google.com/forum/?fromgroups#!forum/pyglet-users"><text:span text:style-name="T1">pyglet</text:span></text:a><text:a xlink:type="simple" xlink:href="https://groups.google.com/forum/?fromgroups#!forum/pyglet-users"><text:span text:style-name="T1">-</text:span></text:a><text:a xlink:type="simple" xlink:href="https://groups.google.com/forum/?fromgroups#!forum/pyglet-users"><text:span text:style-name="T1">users</text:span></text:a></text:p>
      <text:p text:style-name="P1">Twitter: N/A</text:p>
      <text:h text:style-name="P18" text:outline-level="10"><text:bookmark text:name="h.zd0damwm77lq"/>Open Hatch</text:h>
      <text:p text:style-name="P5"><text:span text:style-name="T5">Vitals</text:span><text:span text:style-name="T5">:</text:span></text:p>
      <text:p text:style-name="P5">Site: <text:a xlink:type="simple" xlink:href="http://openhatch.org/"><text:span text:style-name="T1">http</text:span></text:a><text:a xlink:type="simple" xlink:href="http://openhatch.org/"><text:span text:style-name="T1">://</text:span></text:a><text:a xlink:type="simple" xlink:href="http://openhatch.org/"><text:span text:style-name="T1">openhatch</text:span></text:a><text:a xlink:type="simple" xlink:href="http://openhatch.org/"><text:span text:style-name="T1">.</text:span></text:a><text:a xlink:type="simple" xlink:href="http://openhatch.org/"><text:span text:style-name="T1">org</text:span></text:a><text:a xlink:type="simple" xlink:href="http://openhatch.org/"><text:span text:style-name="T1">/</text:span></text:a></text:p>
      <text:p text:style-name="P5">Wiki: <text:a xlink:type="simple" xlink:href="https://openhatch.org/wiki/Main_Page"><text:span text:style-name="T1">https</text:span></text:a><text:a xlink:type="simple" xlink:href="https://openhatch.org/wiki/Main_Page"><text:span text:style-name="T1">://</text:span></text:a><text:a xlink:type="simple" xlink:href="https://openhatch.org/wiki/Main_Page"><text:span text:style-name="T1">openhatch</text:span></text:a><text:a xlink:type="simple" xlink:href="https://openhatch.org/wiki/Main_Page"><text:span text:style-name="T1">.</text:span></text:a><text:a xlink:type="simple" xlink:href="https://openhatch.org/wiki/Main_Page"><text:span text:style-name="T1">org</text:span></text:a><text:a xlink:type="simple" xlink:href="https://openhatch.org/wiki/Main_Page"><text:span text:style-name="T1">/</text:span></text:a><text:a xlink:type="simple" xlink:href="https://openhatch.org/wiki/Main_Page"><text:span text:style-name="T1">wiki</text:span></text:a><text:a xlink:type="simple" xlink:href="https://openhatch.org/wiki/Main_Page"><text:span text:style-name="T1">/</text:span></text:a><text:a xlink:type="simple" xlink:href="https://openhatch.org/wiki/Main_Page"><text:span text:style-name="T1">Main</text:span></text:a><text:a xlink:type="simple" xlink:href="https://openhatch.org/wiki/Main_Page"><text:span text:style-name="T1">_</text:span></text:a><text:a xlink:type="simple" xlink:href="https://openhatch.org/wiki/Main_Page"><text:span text:style-name="T1">Page</text:span></text:a></text:p>
      <text:p text:style-name="P5"/>
      <text:p text:style-name="P5"><text:span text:style-name="T5">Contact</text:span><text:span text:style-name="T5">:</text:span></text:p>
      <text:p text:style-name="P5">Email: <text:a xlink:type="simple" xlink:href="mailto:hello@openhatch.org"><text:span text:style-name="T1">hello</text:span></text:a><text:a xlink:type="simple" xlink:href="mailto:hello@openhatch.org"><text:span text:style-name="T1">@</text:span></text:a><text:a xlink:type="simple" xlink:href="mailto:hello@openhatch.org"><text:span text:style-name="T1">openhatch</text:span></text:a><text:a xlink:type="simple" xlink:href="mailto:hello@openhatch.org"><text:span text:style-name="T1">.</text:span></text:a><text:a xlink:type="simple" xlink:href="mailto:hello@openhatch.org"><text:span text:style-name="T1">org</text:span></text:a></text:p>
      <text:p text:style-name="P5">IRC: #openhatch</text:p>
      <text:p text:style-name="P5">Twitter: <text:a xlink:type="simple" xlink:href="https://twitter.com/#!/openhatch"><text:span text:style-name="T1">https</text:span></text:a><text:a xlink:type="simple" xlink:href="https://twitter.com/#!/openhatch"><text:span text:style-name="T1">://</text:span></text:a><text:a xlink:type="simple" xlink:href="https://twitter.com/#!/openhatch"><text:span text:style-name="T1">twitter</text:span></text:a><text:a xlink:type="simple" xlink:href="https://twitter.com/#!/openhatch"><text:span text:style-name="T1">.</text:span></text:a><text:a xlink:type="simple" xlink:href="https://twitter.com/#!/openhatch"><text:span text:style-name="T1">com</text:span></text:a><text:a xlink:type="simple" xlink:href="https://twitter.com/#!/openhatch"><text:span text:style-name="T1">/#!/</text:span></text:a><text:a xlink:type="simple" xlink:href="https://twitter.com/#!/openhatch"><text:span text:style-name="T1">openhatch</text:span></text:a></text:p>
      <text:h text:style-name="P18" text:outline-level="10"><text:bookmark text:name="h.hgrt2inmamx6"/></text:h>
      <text:h text:style-name="P18" text:outline-level="10"><text:bookmark text:name="h.sfaqwbjg1g5f"/></text:h>
      <text:h text:style-name="P18" text:outline-level="10"><text:bookmark text:name="h.23hsq0rmvsb8"/>PyOpenGl</text:h>
      <text:p text:style-name="P5"><text:span text:style-name="T5">Vitals</text:span><text:span text:style-name="T5">:</text:span></text:p>
      <text:p text:style-name="P5">Site: <text:a xlink:type="simple" xlink:href="http://pyopengl.sourceforge.net/"><text:span text:style-name="T1">http</text:span></text:a><text:a xlink:type="simple" xlink:href="http://pyopengl.sourceforge.net/"><text:span text:style-name="T1">://</text:span></text:a><text:a xlink:type="simple" xlink:href="http://pyopengl.sourceforge.net/"><text:span text:style-name="T1">pyopengl</text:span></text:a><text:a xlink:type="simple" xlink:href="http://pyopengl.sourceforge.net/"><text:span text:style-name="T1">.</text:span></text:a><text:a xlink:type="simple" xlink:href="http://pyopengl.sourceforge.net/"><text:span text:style-name="T1">sourceforge</text:span></text:a><text:a xlink:type="simple" xlink:href="http://pyopengl.sourceforge.net/"><text:span text:style-name="T1">.</text:span></text:a><text:a xlink:type="simple" xlink:href="http://pyopengl.sourceforge.net/"><text:span text:style-name="T1">net</text:span></text:a><text:a xlink:type="simple" xlink:href="http://pyopengl.sourceforge.net/"><text:span text:style-name="T1">/</text:span></text:a></text:p>
      <text:p text:style-name="P5"/>
      <text:p text:style-name="P5"><text:span text:style-name="T5">Contact</text:span><text:span text:style-name="T5">:</text:span></text:p>
      <text:p text:style-name="P1">Email: N/A<text:line-break/>IRC: N/A</text:p>
      <text:p text:style-name="P5">Mailing List: <text:a xlink:type="simple" xlink:href="http://sourceforge.net/mail/?group_id=5988"><text:span text:style-name="T1">http</text:span></text:a><text:a xlink:type="simple" xlink:href="http://sourceforge.net/mail/?group_id=5988"><text:span text:style-name="T1">://</text:span></text:a><text:a xlink:type="simple" xlink:href="http://sourceforge.net/mail/?group_id=5988"><text:span text:style-name="T1">sourceforge</text:span></text:a><text:a xlink:type="simple" xlink:href="http://sourceforge.net/mail/?group_id=5988"><text:span text:style-name="T1">.</text:span></text:a><text:a xlink:type="simple" xlink:href="http://sourceforge.net/mail/?group_id=5988"><text:span text:style-name="T1">net</text:span></text:a><text:a xlink:type="simple" xlink:href="http://sourceforge.net/mail/?group_id=5988"><text:span text:style-name="T1">/</text:span></text:a><text:a xlink:type="simple" xlink:href="http://sourceforge.net/mail/?group_id=5988"><text:span text:style-name="T1">mail</text:span></text:a><text:a xlink:type="simple" xlink:href="http://sourceforge.net/mail/?group_id=5988"><text:span text:style-name="T1">/?</text:span></text:a><text:a xlink:type="simple" xlink:href="http://sourceforge.net/mail/?group_id=5988"><text:span text:style-name="T1">group</text:span></text:a><text:a xlink:type="simple" xlink:href="http://sourceforge.net/mail/?group_id=5988"><text:span text:style-name="T1">_</text:span></text:a><text:a xlink:type="simple" xlink:href="http://sourceforge.net/mail/?group_id=5988"><text:span text:style-name="T1">id</text:span></text:a><text:a xlink:type="simple" xlink:href="http://sourceforge.net/mail/?group_id=5988"><text:span text:style-name="T1">=5988</text:span></text:a></text:p>
      <text:p text:style-name="P6"><text:soft-page-break/></text:p>
      <text:h text:style-name="P19" text:outline-level="10"><text:bookmark text:name="h.ypp3i9rhaic4"/>Simple DirectMedia Layer</text:h>
      <text:p text:style-name="P1"><text:span text:style-name="T5">Vitals</text:span><text:span text:style-name="T5">:</text:span></text:p>
      <text:p text:style-name="P1">Site: <text:a xlink:type="simple" xlink:href="http://www.libsdl.org/"><text:span text:style-name="T1">http</text:span></text:a><text:a xlink:type="simple" xlink:href="http://www.libsdl.org/"><text:span text:style-name="T1">://</text:span></text:a><text:a xlink:type="simple" xlink:href="http://www.libsdl.org/"><text:span text:style-name="T1">www</text:span></text:a><text:a xlink:type="simple" xlink:href="http://www.libsdl.org/"><text:span text:style-name="T1">.</text:span></text:a><text:a xlink:type="simple" xlink:href="http://www.libsdl.org/"><text:span text:style-name="T1">libsdl</text:span></text:a><text:a xlink:type="simple" xlink:href="http://www.libsdl.org/"><text:span text:style-name="T1">.</text:span></text:a><text:a xlink:type="simple" xlink:href="http://www.libsdl.org/"><text:span text:style-name="T1">org</text:span></text:a><text:a xlink:type="simple" xlink:href="http://www.libsdl.org/"><text:span text:style-name="T1">/</text:span></text:a></text:p>
      <text:p text:style-name="P1">Original Developer: Sam Lantinga</text:p>
      <text:p text:style-name="P1">Wiki: <text:a xlink:type="simple" xlink:href="http://wiki.libsdl.org/moin.cgi/FAQs"><text:span text:style-name="T1">http</text:span></text:a><text:a xlink:type="simple" xlink:href="http://wiki.libsdl.org/moin.cgi/FAQs"><text:span text:style-name="T1">://</text:span></text:a><text:a xlink:type="simple" xlink:href="http://wiki.libsdl.org/moin.cgi/FAQs"><text:span text:style-name="T1">wiki</text:span></text:a><text:a xlink:type="simple" xlink:href="http://wiki.libsdl.org/moin.cgi/FAQs"><text:span text:style-name="T1">.</text:span></text:a><text:a xlink:type="simple" xlink:href="http://wiki.libsdl.org/moin.cgi/FAQs"><text:span text:style-name="T1">libsdl</text:span></text:a><text:a xlink:type="simple" xlink:href="http://wiki.libsdl.org/moin.cgi/FAQs"><text:span text:style-name="T1">.</text:span></text:a><text:a xlink:type="simple" xlink:href="http://wiki.libsdl.org/moin.cgi/FAQs"><text:span text:style-name="T1">org</text:span></text:a><text:a xlink:type="simple" xlink:href="http://wiki.libsdl.org/moin.cgi/FAQs"><text:span text:style-name="T1">/</text:span></text:a><text:a xlink:type="simple" xlink:href="http://wiki.libsdl.org/moin.cgi/FAQs"><text:span text:style-name="T1">moin</text:span></text:a><text:a xlink:type="simple" xlink:href="http://wiki.libsdl.org/moin.cgi/FAQs"><text:span text:style-name="T1">.</text:span></text:a><text:a xlink:type="simple" xlink:href="http://wiki.libsdl.org/moin.cgi/FAQs"><text:span text:style-name="T1">cgi</text:span></text:a><text:a xlink:type="simple" xlink:href="http://wiki.libsdl.org/moin.cgi/FAQs"><text:span text:style-name="T1">/</text:span></text:a><text:a xlink:type="simple" xlink:href="http://wiki.libsdl.org/moin.cgi/FAQs"><text:span text:style-name="T1">FAQs</text:span></text:a></text:p>
      <text:p text:style-name="P1"/>
      <text:p text:style-name="P1"><text:span text:style-name="T5">Contact</text:span><text:span text:style-name="T5">:</text:span></text:p>
      <text:p text:style-name="P1">Email: <text:a xlink:type="simple" xlink:href="mailto:slouken@libsdl.org"><text:span text:style-name="T1">slouken</text:span></text:a><text:a xlink:type="simple" xlink:href="mailto:slouken@libsdl.org"><text:span text:style-name="T1">@</text:span></text:a><text:a xlink:type="simple" xlink:href="mailto:slouken@libsdl.org"><text:span text:style-name="T1">libsdl</text:span></text:a><text:a xlink:type="simple" xlink:href="mailto:slouken@libsdl.org"><text:span text:style-name="T1">.</text:span></text:a><text:a xlink:type="simple" xlink:href="mailto:slouken@libsdl.org"><text:span text:style-name="T1">org</text:span></text:a></text:p>
      <text:p text:style-name="P1">IRC: #SDL on Freenode</text:p>
      <text:p text:style-name="P1">Newsgroup: <text:a xlink:type="simple" xlink:href="http://news.gmane.org/thread.php?group=gmane.comp.lib.sdl"><text:span text:style-name="T1">http</text:span></text:a><text:a xlink:type="simple" xlink:href="http://news.gmane.org/thread.php?group=gmane.comp.lib.sdl"><text:span text:style-name="T1">://</text:span></text:a><text:a xlink:type="simple" xlink:href="http://news.gmane.org/thread.php?group=gmane.comp.lib.sdl"><text:span text:style-name="T1">news</text:span></text:a><text:a xlink:type="simple" xlink:href="http://news.gmane.org/thread.php?group=gmane.comp.lib.sdl"><text:span text:style-name="T1">.</text:span></text:a><text:a xlink:type="simple" xlink:href="http://news.gmane.org/thread.php?group=gmane.comp.lib.sdl"><text:span text:style-name="T1">gmane</text:span></text:a><text:a xlink:type="simple" xlink:href="http://news.gmane.org/thread.php?group=gmane.comp.lib.sdl"><text:span text:style-name="T1">.</text:span></text:a><text:a xlink:type="simple" xlink:href="http://news.gmane.org/thread.php?group=gmane.comp.lib.sdl"><text:span text:style-name="T1">org</text:span></text:a><text:a xlink:type="simple" xlink:href="http://news.gmane.org/thread.php?group=gmane.comp.lib.sdl"><text:span text:style-name="T1">/</text:span></text:a><text:a xlink:type="simple" xlink:href="http://news.gmane.org/thread.php?group=gmane.comp.lib.sdl"><text:span text:style-name="T1">thread</text:span></text:a><text:a xlink:type="simple" xlink:href="http://news.gmane.org/thread.php?group=gmane.comp.lib.sdl"><text:span text:style-name="T1">.</text:span></text:a><text:a xlink:type="simple" xlink:href="http://news.gmane.org/thread.php?group=gmane.comp.lib.sdl"><text:span text:style-name="T1">php</text:span></text:a><text:a xlink:type="simple" xlink:href="http://news.gmane.org/thread.php?group=gmane.comp.lib.sdl"><text:span text:style-name="T1">?</text:span></text:a><text:a xlink:type="simple" xlink:href="http://news.gmane.org/thread.php?group=gmane.comp.lib.sdl"><text:span text:style-name="T1">group</text:span></text:a><text:a xlink:type="simple" xlink:href="http://news.gmane.org/thread.php?group=gmane.comp.lib.sdl"><text:span text:style-name="T1">=</text:span></text:a><text:a xlink:type="simple" xlink:href="http://news.gmane.org/thread.php?group=gmane.comp.lib.sdl"><text:span text:style-name="T1">gmane</text:span></text:a><text:a xlink:type="simple" xlink:href="http://news.gmane.org/thread.php?group=gmane.comp.lib.sdl"><text:span text:style-name="T1">.</text:span></text:a><text:a xlink:type="simple" xlink:href="http://news.gmane.org/thread.php?group=gmane.comp.lib.sdl"><text:span text:style-name="T1">comp</text:span></text:a><text:a xlink:type="simple" xlink:href="http://news.gmane.org/thread.php?group=gmane.comp.lib.sdl"><text:span text:style-name="T1">.</text:span></text:a><text:a xlink:type="simple" xlink:href="http://news.gmane.org/thread.php?group=gmane.comp.lib.sdl"><text:span text:style-name="T1">lib</text:span></text:a><text:a xlink:type="simple" xlink:href="http://news.gmane.org/thread.php?group=gmane.comp.lib.sdl"><text:span text:style-name="T1">.</text:span></text:a><text:a xlink:type="simple" xlink:href="http://news.gmane.org/thread.php?group=gmane.comp.lib.sdl"><text:span text:style-name="T1">sdl</text:span></text:a></text:p>
      <text:p text:style-name="P1">Mailing Lists: <text:a xlink:type="simple" xlink:href="http://www.libsdl.org/mailing-list.php"><text:span text:style-name="T1">http</text:span></text:a><text:a xlink:type="simple" xlink:href="http://www.libsdl.org/mailing-list.php"><text:span text:style-name="T1">://</text:span></text:a><text:a xlink:type="simple" xlink:href="http://www.libsdl.org/mailing-list.php"><text:span text:style-name="T1">www</text:span></text:a><text:a xlink:type="simple" xlink:href="http://www.libsdl.org/mailing-list.php"><text:span text:style-name="T1">.</text:span></text:a><text:a xlink:type="simple" xlink:href="http://www.libsdl.org/mailing-list.php"><text:span text:style-name="T1">libsdl</text:span></text:a><text:a xlink:type="simple" xlink:href="http://www.libsdl.org/mailing-list.php"><text:span text:style-name="T1">.</text:span></text:a><text:a xlink:type="simple" xlink:href="http://www.libsdl.org/mailing-list.php"><text:span text:style-name="T1">org</text:span></text:a><text:a xlink:type="simple" xlink:href="http://www.libsdl.org/mailing-list.php"><text:span text:style-name="T1">/</text:span></text:a><text:a xlink:type="simple" xlink:href="http://www.libsdl.org/mailing-list.php"><text:span text:style-name="T1">mailing</text:span></text:a><text:a xlink:type="simple" xlink:href="http://www.libsdl.org/mailing-list.php"><text:span text:style-name="T1">-</text:span></text:a><text:a xlink:type="simple" xlink:href="http://www.libsdl.org/mailing-list.php"><text:span text:style-name="T1">list</text:span></text:a><text:a xlink:type="simple" xlink:href="http://www.libsdl.org/mailing-list.php"><text:span text:style-name="T1">.</text:span></text:a><text:a xlink:type="simple" xlink:href="http://www.libsdl.org/mailing-list.php"><text:span text:style-name="T1">php</text:span></text:a></text:p>
      <text:p text:style-name="P1"/>
      <text:h text:style-name="P18" text:outline-level="10"><text:bookmark text:name="h.coa1y56mxxoe"/>Misc. Resources</text:h>
      <text:p text:style-name="P1"><text:a xlink:type="simple" xlink:href="http://www.google.com/url?q=http%3A%2F%2Fwiki.python.org%2Fmoin%2FPythonGameLibraries&amp;sa=D&amp;sntz=1&amp;usg=AFQjCNENQqNETLYu2z13iI58MILdn9HEmQ"><text:span text:style-name="T1">http</text:span></text:a><text:a xlink:type="simple" xlink:href="http://www.google.com/url?q=http%3A%2F%2Fwiki.python.org%2Fmoin%2FPythonGameLibraries&amp;sa=D&amp;sntz=1&amp;usg=AFQjCNENQqNETLYu2z13iI58MILdn9HEmQ"><text:span text:style-name="T1">://</text:span></text:a><text:a xlink:type="simple" xlink:href="http://www.google.com/url?q=http%3A%2F%2Fwiki.python.org%2Fmoin%2FPythonGameLibraries&amp;sa=D&amp;sntz=1&amp;usg=AFQjCNENQqNETLYu2z13iI58MILdn9HEmQ"><text:span text:style-name="T1">wiki</text:span></text:a><text:a xlink:type="simple" xlink:href="http://www.google.com/url?q=http%3A%2F%2Fwiki.python.org%2Fmoin%2FPythonGameLibraries&amp;sa=D&amp;sntz=1&amp;usg=AFQjCNENQqNETLYu2z13iI58MILdn9HEmQ"><text:span text:style-name="T1">.</text:span></text:a><text:a xlink:type="simple" xlink:href="http://www.google.com/url?q=http%3A%2F%2Fwiki.python.org%2Fmoin%2FPythonGameLibraries&amp;sa=D&amp;sntz=1&amp;usg=AFQjCNENQqNETLYu2z13iI58MILdn9HEmQ"><text:span text:style-name="T1">python</text:span></text:a><text:a xlink:type="simple" xlink:href="http://www.google.com/url?q=http%3A%2F%2Fwiki.python.org%2Fmoin%2FPythonGameLibraries&amp;sa=D&amp;sntz=1&amp;usg=AFQjCNENQqNETLYu2z13iI58MILdn9HEmQ"><text:span text:style-name="T1">.</text:span></text:a><text:a xlink:type="simple" xlink:href="http://www.google.com/url?q=http%3A%2F%2Fwiki.python.org%2Fmoin%2FPythonGameLibraries&amp;sa=D&amp;sntz=1&amp;usg=AFQjCNENQqNETLYu2z13iI58MILdn9HEmQ"><text:span text:style-name="T1">org</text:span></text:a><text:a xlink:type="simple" xlink:href="http://www.google.com/url?q=http%3A%2F%2Fwiki.python.org%2Fmoin%2FPythonGameLibraries&amp;sa=D&amp;sntz=1&amp;usg=AFQjCNENQqNETLYu2z13iI58MILdn9HEmQ"><text:span text:style-name="T1">/</text:span></text:a><text:a xlink:type="simple" xlink:href="http://www.google.com/url?q=http%3A%2F%2Fwiki.python.org%2Fmoin%2FPythonGameLibraries&amp;sa=D&amp;sntz=1&amp;usg=AFQjCNENQqNETLYu2z13iI58MILdn9HEmQ"><text:span text:style-name="T1">moin</text:span></text:a><text:a xlink:type="simple" xlink:href="http://www.google.com/url?q=http%3A%2F%2Fwiki.python.org%2Fmoin%2FPythonGameLibraries&amp;sa=D&amp;sntz=1&amp;usg=AFQjCNENQqNETLYu2z13iI58MILdn9HEmQ"><text:span text:style-name="T1">/</text:span></text:a><text:a xlink:type="simple" xlink:href="http://www.google.com/url?q=http%3A%2F%2Fwiki.python.org%2Fmoin%2FPythonGameLibraries&amp;sa=D&amp;sntz=1&amp;usg=AFQjCNENQqNETLYu2z13iI58MILdn9HEmQ"><text:span text:style-name="T1">PythonGameLibraries</text:span></text:a></text:p>
      <text:p text:style-name="P1"><text:a xlink:type="simple" xlink:href="http://leapon.net/en/making-games-with-python-which-library-to-use-pygame-or-pyglet"><text:span text:style-name="T1">http</text:span></text:a><text:a xlink:type="simple" xlink:href="http://leapon.net/en/making-games-with-python-which-library-to-use-pygame-or-pyglet"><text:span text:style-name="T1">://</text:span></text:a><text:a xlink:type="simple" xlink:href="http://leapon.net/en/making-games-with-python-which-library-to-use-pygame-or-pyglet"><text:span text:style-name="T1">leapon</text:span></text:a><text:a xlink:type="simple" xlink:href="http://leapon.net/en/making-games-with-python-which-library-to-use-pygame-or-pyglet"><text:span text:style-name="T1">.</text:span></text:a><text:a xlink:type="simple" xlink:href="http://leapon.net/en/making-games-with-python-which-library-to-use-pygame-or-pyglet"><text:span text:style-name="T1">net</text:span></text:a><text:a xlink:type="simple" xlink:href="http://leapon.net/en/making-games-with-python-which-library-to-use-pygame-or-pyglet"><text:span text:style-name="T1">/</text:span></text:a><text:a xlink:type="simple" xlink:href="http://leapon.net/en/making-games-with-python-which-library-to-use-pygame-or-pyglet"><text:span text:style-name="T1">en</text:span></text:a><text:a xlink:type="simple" xlink:href="http://leapon.net/en/making-games-with-python-which-library-to-use-pygame-or-pyglet"><text:span text:style-name="T1">/</text:span></text:a><text:a xlink:type="simple" xlink:href="http://leapon.net/en/making-games-with-python-which-library-to-use-pygame-or-pyglet"><text:span text:style-name="T1">making</text:span></text:a><text:a xlink:type="simple" xlink:href="http://leapon.net/en/making-games-with-python-which-library-to-use-pygame-or-pyglet"><text:span text:style-name="T1">-</text:span></text:a><text:a xlink:type="simple" xlink:href="http://leapon.net/en/making-games-with-python-which-library-to-use-pygame-or-pyglet"><text:span text:style-name="T1">games</text:span></text:a><text:a xlink:type="simple" xlink:href="http://leapon.net/en/making-games-with-python-which-library-to-use-pygame-or-pyglet"><text:span text:style-name="T1">-</text:span></text:a><text:a xlink:type="simple" xlink:href="http://leapon.net/en/making-games-with-python-which-library-to-use-pygame-or-pyglet"><text:span text:style-name="T1">with</text:span></text:a><text:a xlink:type="simple" xlink:href="http://leapon.net/en/making-games-with-python-which-library-to-use-pygame-or-pyglet"><text:span text:style-name="T1">-</text:span></text:a><text:a xlink:type="simple" xlink:href="http://leapon.net/en/making-games-with-python-which-library-to-use-pygame-or-pyglet"><text:span text:style-name="T1">python</text:span></text:a><text:a xlink:type="simple" xlink:href="http://leapon.net/en/making-games-with-python-which-library-to-use-pygame-or-pyglet"><text:span text:style-name="T1">-</text:span></text:a><text:a xlink:type="simple" xlink:href="http://leapon.net/en/making-games-with-python-which-library-to-use-pygame-or-pyglet"><text:span text:style-name="T1">which</text:span></text:a><text:a xlink:type="simple" xlink:href="http://leapon.net/en/making-games-with-python-which-library-to-use-pygame-or-pyglet"><text:span text:style-name="T1">-</text:span></text:a><text:a xlink:type="simple" xlink:href="http://leapon.net/en/making-games-with-python-which-library-to-use-pygame-or-pyglet"><text:span text:style-name="T1">library</text:span></text:a><text:a xlink:type="simple" xlink:href="http://leapon.net/en/making-games-with-python-which-library-to-use-pygame-or-pyglet"><text:span text:style-name="T1">-</text:span></text:a><text:a xlink:type="simple" xlink:href="http://leapon.net/en/making-games-with-python-which-library-to-use-pygame-or-pyglet"><text:span text:style-name="T1">to</text:span></text:a><text:a xlink:type="simple" xlink:href="http://leapon.net/en/making-games-with-python-which-library-to-use-pygame-or-pyglet"><text:span text:style-name="T1">-</text:span></text:a><text:a xlink:type="simple" xlink:href="http://leapon.net/en/making-games-with-python-which-library-to-use-pygame-or-pyglet"><text:span text:style-name="T1">use</text:span></text:a><text:a xlink:type="simple" xlink:href="http://leapon.net/en/making-games-with-python-which-library-to-use-pygame-or-pyglet"><text:span text:style-name="T1">-</text:span></text:a><text:a xlink:type="simple" xlink:href="http://leapon.net/en/making-games-with-python-which-library-to-use-pygame-or-pyglet"><text:span text:style-name="T1">pygame</text:span></text:a><text:a xlink:type="simple" xlink:href="http://leapon.net/en/making-games-with-python-which-library-to-use-pygame-or-pyglet"><text:span text:style-name="T1">-</text:span></text:a><text:a xlink:type="simple" xlink:href="http://leapon.net/en/making-games-with-python-which-library-to-use-pygame-or-pyglet"><text:span text:style-name="T1">or</text:span></text:a><text:a xlink:type="simple" xlink:href="http://leapon.net/en/making-games-with-python-which-library-to-use-pygame-or-pyglet"><text:span text:style-name="T1">-</text:span></text:a><text:a xlink:type="simple" xlink:href="http://leapon.net/en/making-games-with-python-which-library-to-use-pygame-or-pyglet"><text:span text:style-name="T1">pyglet</text:span></text:a></text:p>
      <text:p text:style-name="P1"/>
      <text:h text:style-name="P19" text:outline-level="10"><text:bookmark text:name="h.63ya6qvd37rj"/>TEMPLATE</text:h>
      <text:p text:style-name="P1"><text:span text:style-name="T5">Vitals</text:span><text:span text:style-name="T5">:</text:span></text:p>
      <text:p text:style-name="P1"/>
      <text:p text:style-name="P1"/>
      <text:p text:style-name="P1"><text:span text:style-name="T5">Contact</text:span><text:span text:style-name="T5">:</text:span></text:p>
      <text:p text:style-name="P1"/>
      <text:h text:style-name="P18" text:outline-level="10"><text:bookmark text:name="h.3tlh8lrmxst8"/></text:h>
      <text:h text:style-name="P18" text:outline-level="10"><text:bookmark text:name="h.3xugd89wl7mk"/>Message Document</text:h>
      <text:h text:style-name="P20" text:outline-level="10"><text:bookmark text:name="h.1ktsg6kqzbha"/>Introduction</text:h>
      <text:p text:style-name="P1">Hello, my name is ((NAME)). I’m a ((YEAR)) year ((MAJOR NAME)) major working with FOSS@RIT this summer as an undergraduate research fellow.<text:line-break/></text:p>
      <text:p text:style-name="P1">FOSS@RIT is an <text:span text:style-name="T14">applied</text:span> research lab at Rochester Institute of Technology focusing on Free/Open source software and Open web technologies. Our students, staff, and mentors create and contribute to FOSS projects and code bases from the Kernel to the Cloud.</text:p>
      <text:p text:style-name="P1"/>
      <text:p text:style-name="P1">Here’s where you can find our lab, its members, and its work:</text:p>
      <text:p text:style-name="P7">Website: <text:tab/><text:a xlink:type="simple" xlink:href="http://foss.rit.edu/"><text:span text:style-name="T1">http</text:span></text:a><text:a xlink:type="simple" xlink:href="http://foss.rit.edu/"><text:span text:style-name="T1">://</text:span></text:a><text:a xlink:type="simple" xlink:href="http://foss.rit.edu/"><text:span text:style-name="T1">foss</text:span></text:a><text:a xlink:type="simple" xlink:href="http://foss.rit.edu/"><text:span text:style-name="T1">.</text:span></text:a><text:a xlink:type="simple" xlink:href="http://foss.rit.edu/"><text:span text:style-name="T1">rit</text:span></text:a><text:a xlink:type="simple" xlink:href="http://foss.rit.edu/"><text:span text:style-name="T1">.</text:span></text:a><text:a xlink:type="simple" xlink:href="http://foss.rit.edu/"><text:span text:style-name="T1">edu</text:span></text:a></text:p>
      <text:p text:style-name="P7"><text:soft-page-break/>Github:<text:tab/> <text:tab/><text:a xlink:type="simple" xlink:href="http://github.com/fossrit"><text:span text:style-name="T1">http</text:span></text:a><text:a xlink:type="simple" xlink:href="http://github.com/fossrit"><text:span text:style-name="T1">://</text:span></text:a><text:a xlink:type="simple" xlink:href="http://github.com/fossrit"><text:span text:style-name="T1">github</text:span></text:a><text:a xlink:type="simple" xlink:href="http://github.com/fossrit"><text:span text:style-name="T1">.</text:span></text:a><text:a xlink:type="simple" xlink:href="http://github.com/fossrit"><text:span text:style-name="T1">com</text:span></text:a><text:a xlink:type="simple" xlink:href="http://github.com/fossrit"><text:span text:style-name="T1">/</text:span></text:a><text:a xlink:type="simple" xlink:href="http://github.com/fossrit"><text:span text:style-name="T1">fossrit</text:span></text:a></text:p>
      <text:p text:style-name="P7">IRC:<text:tab/><text:tab/>#rit-foss on irc.freenode.net</text:p>
      <text:p text:style-name="P2"/>
      <text:p text:style-name="P1">This year’s Summer Undergraduate Research Fellowship team is researching how social game mechanics can encourage project contributions and activity. Not only code contributions, but art, content, documentation, and/or any other useful efforts.<text:line-break/></text:p>
      <text:p text:style-name="P1">RIT’s Game Design and Development program is ranked 6th in undergraduate studies by Princeton Review, and 2nd nationally in graduate studies. Our team of Game Designers is exploring ways to engage developers in fun and familiar ways that promote social coding.</text:p>
      <text:h text:style-name="P20" text:outline-level="10"><text:bookmark text:name="h.81tamo8kufup"/>Questions</text:h>
      <text:p text:style-name="P1">We are reaching out to a number of groups of people with both Game Design Experience, and FOSS contributions and community development. You can help us by answering the following questions:</text:p>
      <text:p text:style-name="P1"/>
      <text:h text:style-name="P20" text:outline-level="10"><text:bookmark text:name="h.69pc3lt32k6g"/>General</text:h>
      <text:h text:style-name="P20" text:outline-level="10"><text:bookmark text:name="h.hxpsskhm0d1t"/>About ((PROJECT NAME))</text:h>
      <text:p text:style-name="P1">((Dangle carrot here))</text:p>
      <text:p text:style-name="P1"/>
      <text:p text:style-name="P1">Thank you for your time,</text:p>
      <text:p text:style-name="P1">((SIGNATURE))</text:p>
      <text:p text:style-name="P1"/>
      <text:h text:style-name="P19" text:outline-level="10"><text:bookmark text:name="h.w4my3070glpg"/>Generic Question Pool</text:h>
      <text:list xml:id="list1177739211" text:style-name="LS1">
        <text:list-item>
          <text:p text:style-name="P9">What do you feel is missing from the lives of open source devs, if anything?</text:p>
        </text:list-item>
        <text:list-item>
          <text:p text:style-name="P9">How can the quality of life of open source devs be improved? </text:p>
        </text:list-item>
        <text:list-item>
          <text:p text:style-name="P9">What motivates you to work on open source projects? Do you code for the potential of inter-developer cooperation, the need for coding, or is it something else?</text:p>
        </text:list-item>
        <text:list-item>
          <text:p text:style-name="P9">How do you feel about universal reputation systems for open source development, such as Coderwall? Do you use Coderwall, and if so, why?</text:p>
        </text:list-item>
        <text:list-item>
          <text:p text:style-name="P9">Do you care about leaderboards in video games, or elsewhere, at all?</text:p>
        </text:list-item>
        <text:list-item>
          <text:p text:style-name="P9">Do you think a leaderboard or badges would benefit your project?</text:p>
        </text:list-item>
        <text:list-item>
          <text:p text:style-name="P9">Do you think a game could help bridge the various open source communities effectively?</text:p>
        </text:list-item>
      </text:list>
      <text:p text:style-name="P1"/>
      <text:p text:style-name="P1">This is our “carrot” for helping us. This is not a question, and it will be at the bottom of each letter.</text:p>
      <text:p text:style-name="P7">We would like to add you to our <text:s/>"Mentors" page, would you be willing to answer some occasional questions in IRC?</text:p>
      <text:h text:style-name="P20" text:outline-level="10"><text:bookmark text:name="h.608yu15wjcv"/><text:span text:style-name="T12">Box</text:span><text:span text:style-name="T12">2</text:span><text:span text:style-name="T12">D</text:span></text:h>
      <text:h text:style-name="P20" text:outline-level="10"><text:bookmark text:name="h.uy23o9gpqf9h"/><text:soft-page-break/>Contact:</text:h>
      <text:p text:style-name="P1">Original Developer: E<text:span text:style-name="T3">rin</text:span><text:span text:style-name="T3"> </text:span><text:span text:style-name="T3">Catto</text:span></text:p>
      <text:p text:style-name="P1">IRC: #box2d on Freenode</text:p>
      <text:p text:style-name="P1">Twitter: <text:a xlink:type="simple" xlink:href="http://www.twitter.com/erin_catto"><text:span text:style-name="T1">http</text:span></text:a><text:a xlink:type="simple" xlink:href="http://www.twitter.com/erin_catto"><text:span text:style-name="T1">://</text:span></text:a><text:a xlink:type="simple" xlink:href="http://www.twitter.com/erin_catto"><text:span text:style-name="T1">www</text:span></text:a><text:a xlink:type="simple" xlink:href="http://www.twitter.com/erin_catto"><text:span text:style-name="T1">.</text:span></text:a><text:a xlink:type="simple" xlink:href="http://www.twitter.com/erin_catto"><text:span text:style-name="T1">twitter</text:span></text:a><text:a xlink:type="simple" xlink:href="http://www.twitter.com/erin_catto"><text:span text:style-name="T1">.</text:span></text:a><text:a xlink:type="simple" xlink:href="http://www.twitter.com/erin_catto"><text:span text:style-name="T1">com</text:span></text:a><text:a xlink:type="simple" xlink:href="http://www.twitter.com/erin_catto"><text:span text:style-name="T1">/</text:span></text:a><text:a xlink:type="simple" xlink:href="http://www.twitter.com/erin_catto"><text:span text:style-name="T1">erin</text:span></text:a><text:a xlink:type="simple" xlink:href="http://www.twitter.com/erin_catto"><text:span text:style-name="T1">_</text:span></text:a><text:a xlink:type="simple" xlink:href="http://www.twitter.com/erin_catto"><text:span text:style-name="T1">catto</text:span></text:a> (Erin Catto)</text:p>
      <text:h text:style-name="P20" text:outline-level="10"><text:bookmark text:name="h.il87h7shqlqn"/>Questions:</text:h>
      <text:list xml:id="list1273988126" text:style-name="LS2">
        <text:list-item>
          <text:p text:style-name="P10">Why did you choose open source for Box2D even though it is such a powerful and marketable engine?</text:p>
        </text:list-item>
        <text:list-item>
          <text:p text:style-name="P10">Would Box2D work with in a multiplayer online game?</text:p>
        </text:list-item>
        <text:list-item>
          <text:p text:style-name="P10">Did you originally intend to use Box2D only for side-view games?</text:p>
        </text:list-item>
      </text:list>
      <text:h text:style-name="P19" text:outline-level="10"><text:bookmark text:name="h.6idkuo5fyvop"/>FIFE</text:h>
      <text:p text:style-name="P1"><text:span text:style-name="T5">Contact</text:span><text:span text:style-name="T5">:</text:span></text:p>
      <text:p text:style-name="P1">IRC: 6667 #fife on Freenode </text:p>
      <text:p text:style-name="P1">Forum (“Introduce Yourself” section answered by developers daily) : <text:a xlink:type="simple" xlink:href="http://forums.fifengine.net/"><text:span text:style-name="T1">http</text:span></text:a><text:a xlink:type="simple" xlink:href="http://forums.fifengine.net/"><text:span text:style-name="T1">://</text:span></text:a><text:a xlink:type="simple" xlink:href="http://forums.fifengine.net/"><text:span text:style-name="T1">forums</text:span></text:a><text:a xlink:type="simple" xlink:href="http://forums.fifengine.net/"><text:span text:style-name="T1">.</text:span></text:a><text:a xlink:type="simple" xlink:href="http://forums.fifengine.net/"><text:span text:style-name="T1">fifengine</text:span></text:a><text:a xlink:type="simple" xlink:href="http://forums.fifengine.net/"><text:span text:style-name="T1">.</text:span></text:a><text:a xlink:type="simple" xlink:href="http://forums.fifengine.net/"><text:span text:style-name="T1">net</text:span></text:a><text:a xlink:type="simple" xlink:href="http://forums.fifengine.net/"><text:span text:style-name="T1">/</text:span></text:a></text:p>
      <text:h text:style-name="P20" text:outline-level="10"><text:bookmark text:name="h.xzd28rpqh4zz"/>Questions:</text:h>
      <text:list xml:id="list375630978" text:style-name="LS3">
        <text:list-item>
          <text:p text:style-name="P11">Although the FIFE engine does not support networking, are there any options for integrating <text:s/>networking?</text:p>
        </text:list-item>
        <text:list-item>
          <text:p text:style-name="P11"><text:s/>Would it require a significant revision of the engine to be compatible with networking?</text:p>
        </text:list-item>
      </text:list>
      <text:p text:style-name="P1"/>
      <text:p text:style-name="P4"/>
      <text:p text:style-name="P4"/>
      <text:p text:style-name="P1"><text:span text:style-name="T7">Unknown</text:span><text:span text:style-name="T7"> </text:span><text:span text:style-name="T7">Horizons</text:span><text:span text:style-name="T7"> (</text:span><text:span text:style-name="T7">FIFE</text:span><text:span text:style-name="T7"> </text:span><text:span text:style-name="T7">Game</text:span><text:span text:style-name="T7">)</text:span></text:p>
      <text:p text:style-name="P1"><text:span text:style-name="T5">Contact</text:span><text:span text:style-name="T5">:</text:span></text:p>
      <text:p text:style-name="P1">Forum: <text:a xlink:type="simple" xlink:href="http://forum.unknown-horizons.org/"><text:span text:style-name="T1">http</text:span></text:a><text:a xlink:type="simple" xlink:href="http://forum.unknown-horizons.org/"><text:span text:style-name="T1">://</text:span></text:a><text:a xlink:type="simple" xlink:href="http://forum.unknown-horizons.org/"><text:span text:style-name="T1">forum</text:span></text:a><text:a xlink:type="simple" xlink:href="http://forum.unknown-horizons.org/"><text:span text:style-name="T1">.</text:span></text:a><text:a xlink:type="simple" xlink:href="http://forum.unknown-horizons.org/"><text:span text:style-name="T1">unknown</text:span></text:a><text:a xlink:type="simple" xlink:href="http://forum.unknown-horizons.org/"><text:span text:style-name="T1">-</text:span></text:a><text:a xlink:type="simple" xlink:href="http://forum.unknown-horizons.org/"><text:span text:style-name="T1">horizons</text:span></text:a><text:a xlink:type="simple" xlink:href="http://forum.unknown-horizons.org/"><text:span text:style-name="T1">.</text:span></text:a><text:a xlink:type="simple" xlink:href="http://forum.unknown-horizons.org/"><text:span text:style-name="T1">org</text:span></text:a><text:a xlink:type="simple" xlink:href="http://forum.unknown-horizons.org/"><text:span text:style-name="T1">/</text:span></text:a></text:p>
      <text:p text:style-name="P1">IRC: #unknown-horizons on Freenode</text:p>
      <text:h text:style-name="P20" text:outline-level="10"><text:bookmark text:name="h.sq11ybrn8pyb"/>Questions:</text:h>
      <text:list xml:id="list1177108168" text:style-name="LS4">
        <text:list-item>
          <text:p text:style-name="P12">What are the advantages and disadvantages of developing with the FIFE engine?</text:p>
        </text:list-item>
        <text:list-item>
          <text:p text:style-name="P12">Other than networking, what challenges will we face when using the FIFE engine to create a multiplayer online game?</text:p>
        </text:list-item>
      </text:list>
      <text:h text:style-name="P19" text:outline-level="10"><text:bookmark text:name="h.s00ziyfwynki"/>Pyramid</text:h>
      <text:p text:style-name="P1"><text:span text:style-name="T5">Contact</text:span><text:span text:style-name="T5">:</text:span></text:p>
      <text:p text:style-name="P1">Email: <text:a xlink:type="simple" xlink:href="mailto:chrism@plope.com"><text:span text:style-name="T1">chrism</text:span></text:a><text:a xlink:type="simple" xlink:href="mailto:chrism@plope.com"><text:span text:style-name="T1">@</text:span></text:a><text:a xlink:type="simple" xlink:href="mailto:chrism@plope.com"><text:span text:style-name="T1">plope</text:span></text:a><text:a xlink:type="simple" xlink:href="mailto:chrism@plope.com"><text:span text:style-name="T1">.</text:span></text:a><text:a xlink:type="simple" xlink:href="mailto:chrism@plope.com"><text:span text:style-name="T1">com</text:span></text:a><text:span text:style-name="T6"> </text:span>(<text:span text:style-name="T8">Chris</text:span><text:span text:style-name="T8"> </text:span><text:span text:style-name="T8">McDonough</text:span><text:span text:style-name="T8"> </text:span><text:span text:style-name="T8">Python</text:span><text:span text:style-name="T8"> </text:span><text:span text:style-name="T8">Programmer</text:span><text:span text:style-name="T8">)</text:span></text:p>
      <text:p text:style-name="P1">IRC<text:span text:style-name="T9">: #</text:span><text:span text:style-name="T9">pylons</text:span><text:span text:style-name="T9"> </text:span><text:span text:style-name="T9">on</text:span><text:span text:style-name="T9"> </text:span><text:span text:style-name="T9">Freenode</text:span></text:p>
      <text:p text:style-name="P1"><text:span text:style-name="T8">Twitter</text:span><text:span text:style-name="T8">:</text:span><text:span text:style-name="T10"> </text:span><text:a xlink:type="simple" xlink:href="https://twitter.com/#!/wwitzel3"><text:span text:style-name="T1">https</text:span></text:a><text:a xlink:type="simple" xlink:href="https://twitter.com/#!/wwitzel3"><text:span text:style-name="T1">://</text:span></text:a><text:a xlink:type="simple" xlink:href="https://twitter.com/#!/wwitzel3"><text:span text:style-name="T1">twitter</text:span></text:a><text:a xlink:type="simple" xlink:href="https://twitter.com/#!/wwitzel3"><text:span text:style-name="T1">.</text:span></text:a><text:a xlink:type="simple" xlink:href="https://twitter.com/#!/wwitzel3"><text:span text:style-name="T1">com</text:span></text:a><text:a xlink:type="simple" xlink:href="https://twitter.com/#!/wwitzel3"><text:span text:style-name="T1">/#!/</text:span></text:a><text:a xlink:type="simple" xlink:href="https://twitter.com/#!/wwitzel3"><text:span text:style-name="T1">wwitzel</text:span></text:a><text:a xlink:type="simple" xlink:href="https://twitter.com/#!/wwitzel3"><text:span text:style-name="T1">3</text:span></text:a> (<text:span text:style-name="T8">Pyramid</text:span><text:span text:style-name="T8"> </text:span><text:span text:style-name="T8">Python</text:span><text:span text:style-name="T8"> </text:span><text:span text:style-name="T8">Programmer</text:span><text:span text:style-name="T8">: </text:span><text:span text:style-name="T8">Wayne</text:span><text:span text:style-name="T8"> </text:span><text:span text:style-name="T8">Witzell</text:span><text:span text:style-name="T8">)</text:span></text:p>
      <text:h text:style-name="P20" text:outline-level="10"><text:bookmark text:name="h.3rlf06mx6srb"/>Questions:</text:h>
      <text:list xml:id="list1231096905" text:style-name="LS5">
        <text:list-item>
          <text:p text:style-name="P13">Are there any games that use Pyramid as its web back-end?</text:p>
        </text:list-item>
        <text:list-item>
          <text:p text:style-name="P13"><text:soft-page-break/>Do you think Pyramid would be able to handle a large multiplayer online game?</text:p>
        </text:list-item>
      </text:list>
      <text:p text:style-name="P1"/>
      <text:p text:style-name="P4">Pygame</text:p>
      <text:p text:style-name="P1"><text:span text:style-name="T5">Contact</text:span><text:span text:style-name="T5">:</text:span></text:p>
      <text:p text:style-name="P1">Original Developer: <text:span text:style-name="T8">Pete</text:span><text:span text:style-name="T8"> </text:span><text:span text:style-name="T8">Shinners</text:span></text:p>
      <text:p text:style-name="P1">Mailing List: <text:a xlink:type="simple" xlink:href="mailto:pygame-users@seul.org"><text:span text:style-name="T1">pygame</text:span></text:a><text:a xlink:type="simple" xlink:href="mailto:pygame-users@seul.org"><text:span text:style-name="T1">-</text:span></text:a><text:a xlink:type="simple" xlink:href="mailto:pygame-users@seul.org"><text:span text:style-name="T1">users</text:span></text:a><text:a xlink:type="simple" xlink:href="mailto:pygame-users@seul.org"><text:span text:style-name="T1">@</text:span></text:a><text:a xlink:type="simple" xlink:href="mailto:pygame-users@seul.org"><text:span text:style-name="T1">seul</text:span></text:a><text:a xlink:type="simple" xlink:href="mailto:pygame-users@seul.org"><text:span text:style-name="T1">.</text:span></text:a><text:a xlink:type="simple" xlink:href="mailto:pygame-users@seul.org"><text:span text:style-name="T1">org</text:span></text:a></text:p>
      <text:h text:style-name="P20" text:outline-level="10"><text:bookmark text:name="h.megyx759211y"/>Questions:</text:h>
      <text:list xml:id="list1465244885" text:style-name="LS6">
        <text:list-item>
          <text:p text:style-name="P14">Would it be feasible to implement a networking module for Pygame in order to create an online multiplayer game?</text:p>
        </text:list-item>
        <text:list-item>
          <text:p text:style-name="P14">Have people had success with using Pygame with networking?</text:p>
        </text:list-item>
      </text:list>
      <text:h text:style-name="P19" text:outline-level="10"><text:bookmark text:name="h.9vx4qcyilvez"/>Python</text:h>
      <text:p text:style-name="P1"><text:span text:style-name="T5">Contact</text:span><text:span text:style-name="T5">:</text:span></text:p>
      <text:p text:style-name="P1">Email: <text:a xlink:type="simple" xlink:href="mailto:psf@python.org"><text:span text:style-name="T2">psf</text:span></text:a><text:a xlink:type="simple" xlink:href="mailto:psf@python.org"><text:span text:style-name="T2">@</text:span></text:a><text:a xlink:type="simple" xlink:href="mailto:psf@python.org"><text:span text:style-name="T2">python</text:span></text:a><text:a xlink:type="simple" xlink:href="mailto:psf@python.org"><text:span text:style-name="T2">.</text:span></text:a><text:a xlink:type="simple" xlink:href="mailto:psf@python.org"><text:span text:style-name="T2">org</text:span></text:a><text:span text:style-name="T8"> (</text:span><text:span text:style-name="T8">Python</text:span><text:span text:style-name="T8"> </text:span><text:span text:style-name="T8">Software</text:span><text:span text:style-name="T8"> </text:span><text:span text:style-name="T8">Foundation</text:span><text:span text:style-name="T8">)</text:span></text:p>
      <text:p text:style-name="P1">Mailing Lists: <text:a xlink:type="simple" xlink:href="http://mail.python.org/mailman/listinfo"><text:span text:style-name="T1">http</text:span></text:a><text:a xlink:type="simple" xlink:href="http://mail.python.org/mailman/listinfo"><text:span text:style-name="T1">://</text:span></text:a><text:a xlink:type="simple" xlink:href="http://mail.python.org/mailman/listinfo"><text:span text:style-name="T1">mail</text:span></text:a><text:a xlink:type="simple" xlink:href="http://mail.python.org/mailman/listinfo"><text:span text:style-name="T1">.</text:span></text:a><text:a xlink:type="simple" xlink:href="http://mail.python.org/mailman/listinfo"><text:span text:style-name="T1">python</text:span></text:a><text:a xlink:type="simple" xlink:href="http://mail.python.org/mailman/listinfo"><text:span text:style-name="T1">.</text:span></text:a><text:a xlink:type="simple" xlink:href="http://mail.python.org/mailman/listinfo"><text:span text:style-name="T1">org</text:span></text:a><text:a xlink:type="simple" xlink:href="http://mail.python.org/mailman/listinfo"><text:span text:style-name="T1">/</text:span></text:a><text:a xlink:type="simple" xlink:href="http://mail.python.org/mailman/listinfo"><text:span text:style-name="T1">mailman</text:span></text:a><text:a xlink:type="simple" xlink:href="http://mail.python.org/mailman/listinfo"><text:span text:style-name="T1">/</text:span></text:a><text:a xlink:type="simple" xlink:href="http://mail.python.org/mailman/listinfo"><text:span text:style-name="T1">listinfo</text:span></text:a></text:p>
      <text:h text:style-name="P20" text:outline-level="10"><text:bookmark text:name="h.vqcpagi2ccov"/>Questions:</text:h>
      <text:list xml:id="list1098905856" text:style-name="LS7">
        <text:list-item>
          <text:p text:style-name="P15">What tools does the Python language have that would be helpful for creating a 2D online RPG?</text:p>
        </text:list-item>
        <text:list-item>
          <text:p text:style-name="P15">What software that uses Python would you recommend using to create our 2D online RPG?</text:p>
        </text:list-item>
      </text:list>
      <text:h text:style-name="P19" text:outline-level="10"><text:bookmark text:name="h.eu3sw1brbu5f"/>SQLAlchemy</text:h>
      <text:p text:style-name="P1"><text:span text:style-name="T5">Contact</text:span><text:span text:style-name="T5">:</text:span></text:p>
      <text:p text:style-name="P1">Original Developer: Michael Bayer</text:p>
      <text:p text:style-name="P1">Email: <text:span text:style-name="T8">sqlalchemy</text:span><text:span text:style-name="T9">@</text:span><text:span text:style-name="T9">googlegroups</text:span><text:span text:style-name="T9">.</text:span><text:span text:style-name="T9">com</text:span><text:span text:style-name="T9"> </text:span></text:p>
      <text:h text:style-name="P20" text:outline-level="10"><text:bookmark text:name="h.o0oxp5z2g0tw"/>Questions:</text:h>
      <text:p text:style-name="P1">1.</text:p>
      <text:p text:style-name="P1">2.</text:p>
      <text:p text:style-name="P1"/>
      <text:h text:style-name="P19" text:outline-level="10"><text:bookmark text:name="h.5hogx7n0v8un"/>Pyglet</text:h>
      <text:p text:style-name="P1"><text:span text:style-name="T5">Contact</text:span><text:span text:style-name="T5">:</text:span></text:p>
      <text:p text:style-name="P1">IRC: <text:span text:style-name="T8">#</text:span><text:span text:style-name="T8">pyglet</text:span><text:span text:style-name="T8"> </text:span><text:span text:style-name="T8">on</text:span><text:span text:style-name="T8"> </text:span><text:span text:style-name="T8">Freenode</text:span></text:p>
      <text:p text:style-name="P1">Mailing List: <text:a xlink:type="simple" xlink:href="https://groups.google.com/forum/?fromgroups#!forum/pyglet-users"><text:span text:style-name="T1">https</text:span></text:a><text:a xlink:type="simple" xlink:href="https://groups.google.com/forum/?fromgroups#!forum/pyglet-users"><text:span text:style-name="T1">://</text:span></text:a><text:a xlink:type="simple" xlink:href="https://groups.google.com/forum/?fromgroups#!forum/pyglet-users"><text:span text:style-name="T1">groups</text:span></text:a><text:a xlink:type="simple" xlink:href="https://groups.google.com/forum/?fromgroups#!forum/pyglet-users"><text:span text:style-name="T1">.</text:span></text:a><text:a xlink:type="simple" xlink:href="https://groups.google.com/forum/?fromgroups#!forum/pyglet-users"><text:span text:style-name="T1">google</text:span></text:a><text:a xlink:type="simple" xlink:href="https://groups.google.com/forum/?fromgroups#!forum/pyglet-users"><text:span text:style-name="T1">.</text:span></text:a><text:a xlink:type="simple" xlink:href="https://groups.google.com/forum/?fromgroups#!forum/pyglet-users"><text:span text:style-name="T1">com</text:span></text:a><text:a xlink:type="simple" xlink:href="https://groups.google.com/forum/?fromgroups#!forum/pyglet-users"><text:span text:style-name="T1">/</text:span></text:a><text:a xlink:type="simple" xlink:href="https://groups.google.com/forum/?fromgroups#!forum/pyglet-users"><text:span text:style-name="T1">forum</text:span></text:a><text:a xlink:type="simple" xlink:href="https://groups.google.com/forum/?fromgroups#!forum/pyglet-users"><text:span text:style-name="T1">/?</text:span></text:a><text:a xlink:type="simple" xlink:href="https://groups.google.com/forum/?fromgroups#!forum/pyglet-users"><text:span text:style-name="T1">fromgroups</text:span></text:a><text:a xlink:type="simple" xlink:href="https://groups.google.com/forum/?fromgroups#!forum/pyglet-users"><text:span text:style-name="T1">#!</text:span></text:a><text:a xlink:type="simple" xlink:href="https://groups.google.com/forum/?fromgroups#!forum/pyglet-users"><text:span text:style-name="T1">forum</text:span></text:a><text:a xlink:type="simple" xlink:href="https://groups.google.com/forum/?fromgroups#!forum/pyglet-users"><text:span text:style-name="T1">/</text:span></text:a><text:a xlink:type="simple" xlink:href="https://groups.google.com/forum/?fromgroups#!forum/pyglet-users"><text:span text:style-name="T1">pyglet</text:span></text:a><text:a xlink:type="simple" xlink:href="https://groups.google.com/forum/?fromgroups#!forum/pyglet-users"><text:span text:style-name="T1">-</text:span></text:a><text:a xlink:type="simple" xlink:href="https://groups.google.com/forum/?fromgroups#!forum/pyglet-users"><text:span text:style-name="T1">users</text:span></text:a></text:p>
      <text:h text:style-name="P20" text:outline-level="10"><text:bookmark text:name="h.wq8d5dn80fou"/>Questions: </text:h>
      <text:list xml:id="list1278240777" text:style-name="LS8">
        <text:list-item>
          <text:p text:style-name="P16">What advantages/disadvantages would there be for using Pyglet to create a 2D online RPG game?</text:p>
        </text:list-item>
      </text:list>
      <text:h text:style-name="P19" text:outline-level="10"><text:bookmark text:name="h.eurblo54uhk3"/><text:soft-page-break/>Open Hatch</text:h>
      <text:p text:style-name="P1"><text:span text:style-name="T5">Contact</text:span><text:span text:style-name="T5">:</text:span></text:p>
      <text:p text:style-name="P1">Email: <text:a xlink:type="simple" xlink:href="mailto:hello@openhatch.org"><text:span text:style-name="T1">hello</text:span></text:a><text:a xlink:type="simple" xlink:href="mailto:hello@openhatch.org"><text:span text:style-name="T1">@</text:span></text:a><text:a xlink:type="simple" xlink:href="mailto:hello@openhatch.org"><text:span text:style-name="T1">openhatch</text:span></text:a><text:a xlink:type="simple" xlink:href="mailto:hello@openhatch.org"><text:span text:style-name="T1">.</text:span></text:a><text:a xlink:type="simple" xlink:href="mailto:hello@openhatch.org"><text:span text:style-name="T1">org</text:span></text:a></text:p>
      <text:p text:style-name="P1">IRC: #openhatch</text:p>
      <text:p text:style-name="P1">Twitter: <text:a xlink:type="simple" xlink:href="https://twitter.com/#!/openhatch"><text:span text:style-name="T1">https</text:span></text:a><text:a xlink:type="simple" xlink:href="https://twitter.com/#!/openhatch"><text:span text:style-name="T1">://</text:span></text:a><text:a xlink:type="simple" xlink:href="https://twitter.com/#!/openhatch"><text:span text:style-name="T1">twitter</text:span></text:a><text:a xlink:type="simple" xlink:href="https://twitter.com/#!/openhatch"><text:span text:style-name="T1">.</text:span></text:a><text:a xlink:type="simple" xlink:href="https://twitter.com/#!/openhatch"><text:span text:style-name="T1">com</text:span></text:a><text:a xlink:type="simple" xlink:href="https://twitter.com/#!/openhatch"><text:span text:style-name="T1">/#!/</text:span></text:a><text:a xlink:type="simple" xlink:href="https://twitter.com/#!/openhatch"><text:span text:style-name="T1">openhatch</text:span></text:a></text:p>
      <text:h text:style-name="P20" text:outline-level="10"><text:bookmark text:name="h.ixbj7kvudg4z"/>Questions:</text:h>
      <text:p text:style-name="P1">1. How could Open Hatch be used for the development of a 2D RPG?</text:p>
      <text:p text:style-name="P1">2.</text:p>
      <text:h text:style-name="P19" text:outline-level="10"><text:bookmark text:name="h.rtbbenl1jh4n"/>PyOpenGl</text:h>
      <text:p text:style-name="P1"><text:span text:style-name="T5">Contact</text:span><text:span text:style-name="T5">:</text:span></text:p>
      <text:p text:style-name="P1">Mailing List: <text:a xlink:type="simple" xlink:href="http://sourceforge.net/mail/?group_id=5988"><text:span text:style-name="T1">http</text:span></text:a><text:a xlink:type="simple" xlink:href="http://sourceforge.net/mail/?group_id=5988"><text:span text:style-name="T1">://</text:span></text:a><text:a xlink:type="simple" xlink:href="http://sourceforge.net/mail/?group_id=5988"><text:span text:style-name="T1">sourceforge</text:span></text:a><text:a xlink:type="simple" xlink:href="http://sourceforge.net/mail/?group_id=5988"><text:span text:style-name="T1">.</text:span></text:a><text:a xlink:type="simple" xlink:href="http://sourceforge.net/mail/?group_id=5988"><text:span text:style-name="T1">net</text:span></text:a><text:a xlink:type="simple" xlink:href="http://sourceforge.net/mail/?group_id=5988"><text:span text:style-name="T1">/</text:span></text:a><text:a xlink:type="simple" xlink:href="http://sourceforge.net/mail/?group_id=5988"><text:span text:style-name="T1">mail</text:span></text:a><text:a xlink:type="simple" xlink:href="http://sourceforge.net/mail/?group_id=5988"><text:span text:style-name="T1">/?</text:span></text:a><text:a xlink:type="simple" xlink:href="http://sourceforge.net/mail/?group_id=5988"><text:span text:style-name="T1">group</text:span></text:a><text:a xlink:type="simple" xlink:href="http://sourceforge.net/mail/?group_id=5988"><text:span text:style-name="T1">_</text:span></text:a><text:a xlink:type="simple" xlink:href="http://sourceforge.net/mail/?group_id=5988"><text:span text:style-name="T1">id</text:span></text:a><text:a xlink:type="simple" xlink:href="http://sourceforge.net/mail/?group_id=5988"><text:span text:style-name="T1">=5988</text:span></text:a></text:p>
      <text:h text:style-name="P20" text:outline-level="10"><text:bookmark text:name="h.lm7zoyis5z6f"/>Questions:</text:h>
      <text:p text:style-name="P1">1. What advantages/disadvantages would there be for using PyOpenGl to create a 2D online RPG game?</text:p>
      <text:p text:style-name="P1">2.</text:p>
      <text:h text:style-name="P19" text:outline-level="10"><text:bookmark text:name="h.avsv48w99aml"/>Simple DirectMedia Layer</text:h>
      <text:p text:style-name="P1"><text:span text:style-name="T5">Contact</text:span><text:span text:style-name="T5">:</text:span></text:p>
      <text:p text:style-name="P1">Original Developer: Sam Lantinga</text:p>
      <text:p text:style-name="P1">Email: <text:a xlink:type="simple" xlink:href="mailto:slouken@libsdl.org"><text:span text:style-name="T1">slouken</text:span></text:a><text:a xlink:type="simple" xlink:href="mailto:slouken@libsdl.org"><text:span text:style-name="T1">@</text:span></text:a><text:a xlink:type="simple" xlink:href="mailto:slouken@libsdl.org"><text:span text:style-name="T1">libsdl</text:span></text:a><text:a xlink:type="simple" xlink:href="mailto:slouken@libsdl.org"><text:span text:style-name="T1">.</text:span></text:a><text:a xlink:type="simple" xlink:href="mailto:slouken@libsdl.org"><text:span text:style-name="T1">org</text:span></text:a></text:p>
      <text:h text:style-name="P20" text:outline-level="10"><text:bookmark text:name="h.uvdmjf1l3hd5"/>Questions:</text:h>
      <text:p text:style-name="P1">1. What advantages/disadvantages would there be for using Simple DirectMedia Layer to create a 2D online RPG game?</text:p>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
    <meta:editing-cycles>1</meta:editing-cycles>
    <meta:document-statistic meta:table-count="0" meta:image-count="0" meta:object-count="0" meta:page-count="8" meta:paragraph-count="212" meta:word-count="1011" meta:character-count="6816" meta:non-whitespace-character-count="7190"/>
  </office:meta>
</office:document-meta>
</file>